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19mm"/>
    </style:style>
    <style:style style:name="co3" style:family="table-column">
      <style:table-column-properties fo:break-before="auto" style:column-width="51.1mm"/>
    </style:style>
    <style:style style:name="co4" style:family="table-column">
      <style:table-column-properties fo:break-before="auto" style:column-width="47.75mm"/>
    </style:style>
    <style:style style:name="co5" style:family="table-column">
      <style:table-column-properties fo:break-before="auto" style:column-width="40.64mm"/>
    </style:style>
    <style:style style:name="co6" style:family="table-column">
      <style:table-column-properties fo:break-before="auto" style:column-width="39.3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30.16mm"/>
    </style:style>
    <style:style style:name="co9" style:family="table-column">
      <style:table-column-properties fo:break-before="auto" style:column-width="36.44mm"/>
    </style:style>
    <style:style style:name="co26" style:family="table-column">
      <style:table-column-properties fo:break-before="auto" style:column-width="28.06mm"/>
    </style:style>
    <style:style style:name="co27" style:family="table-column">
      <style:table-column-properties fo:break-before="auto" style:column-width="104.74mm"/>
    </style:style>
    <style:style style:name="co28" style:family="table-column">
      <style:table-column-properties fo:break-before="auto" style:column-width="66.38mm"/>
    </style:style>
    <style:style style:name="co29" style:family="table-column">
      <style:table-column-properties fo:break-before="auto" style:column-width="51.4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8.95mm"/>
    </style:style>
    <style:style style:name="co16" style:family="table-column">
      <style:table-column-properties fo:break-before="auto" style:column-width="156.58mm"/>
    </style:style>
    <style:style style:name="co17" style:family="table-column">
      <style:table-column-properties fo:break-before="auto" style:column-width="61.63mm"/>
    </style:style>
    <style:style style:name="co18" style:family="table-column">
      <style:table-column-properties fo:break-before="auto" style:column-width="67.57mm"/>
    </style:style>
    <style:style style:name="co19" style:family="table-column">
      <style:table-column-properties fo:break-before="auto" style:column-width="69.71mm"/>
    </style:style>
    <style:style style:name="co20" style:family="table-column">
      <style:table-column-properties fo:break-before="auto" style:column-width="82.06mm"/>
    </style:style>
    <style:style style:name="co21" style:family="table-column">
      <style:table-column-properties fo:break-before="auto" style:column-width="71.16mm"/>
    </style:style>
    <style:style style:name="co22" style:family="table-column">
      <style:table-column-properties fo:break-before="auto" style:column-width="71.14mm"/>
    </style:style>
    <style:style style:name="co23" style:family="table-column">
      <style:table-column-properties fo:break-before="auto" style:column-width="77.95mm"/>
    </style:style>
    <style:style style:name="co24" style:family="table-column">
      <style:table-column-properties fo:break-before="auto" style:column-width="80.94mm"/>
    </style:style>
    <style:style style:name="co25" style:family="table-column">
      <style:table-column-properties fo:break-before="auto" style:column-width="32.67mm"/>
    </style:style>
    <style:style style:name="co32" style:family="table-column">
      <style:table-column-properties fo:break-before="auto" style:column-width="34.85mm"/>
    </style:style>
    <style:style style:name="co33" style:family="table-column">
      <style:table-column-properties fo:break-before="auto" style:column-width="29.12mm"/>
    </style:style>
    <style:style style:name="co34" style:family="table-column">
      <style:table-column-properties fo:break-before="auto" style:column-width="35.93mm"/>
    </style:style>
    <style:style style:name="co35" style:family="table-column">
      <style:table-column-properties fo:break-before="auto" style:column-width="43.99mm"/>
    </style:style>
    <style:style style:name="co36" style:family="table-column">
      <style:table-column-properties fo:break-before="auto" style:column-width="40.5mm"/>
    </style:style>
    <style:style style:name="co37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74pt solid #000000" fo:border-right="none" fo:border-top="none"/>
    </style:style>
    <style:style style:name="ce5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000000"/>
    </style:style>
    <style:style style:name="ce66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color="#000000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70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color="#000000"/>
    </style:style>
    <style:style style:name="ce71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31" style:family="table-cell" style:parent-style-name="Default">
      <style:text-properties fo:color="#000000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add58a"/>
    </style:style>
    <style:style style:name="ce15" style:family="table-cell" style:parent-style-name="Default">
      <style:table-cell-properties fo:background-color="#fff200"/>
    </style:style>
    <style:style style:name="ce7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transparent"/>
      <style:text-properties fo:color="#000000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transparent"/>
      <style:text-properties fo:color="#000000"/>
    </style:style>
    <style:style style:name="ce9" style:family="table-cell" style:parent-style-name="Default" style:data-style-name="N1"/>
    <style:style style:name="ce21" style:family="table-cell" style:parent-style-name="Default" style:data-style-name="N4"/>
    <style:style style:name="ce42" style:family="table-cell" style:parent-style-name="Default" style:data-style-name="N4">
      <style:table-cell-properties fo:background-color="transparent"/>
    </style:style>
    <style:style style:name="ce27" style:family="table-cell" style:parent-style-name="Default" style:data-style-name="N4">
      <style:table-cell-properties fo:background-color="#add58a"/>
    </style:style>
    <style:style style:name="ce44" style:family="table-cell" style:parent-style-name="Default" style:data-style-name="N1">
      <style:table-cell-properties fo:background-color="transparent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add58a"/>
    </style:style>
    <style:style style:name="ce19" style:family="table-cell" style:parent-style-name="Default" style:data-style-name="N1">
      <style:table-cell-properties fo:background-color="#fff200"/>
    </style:style>
    <style:style style:name="ce6" style:family="table-cell" style:parent-style-name="Default">
      <style:text-properties fo:color="#ce181e"/>
    </style:style>
    <style:style style:name="ce46" style:family="table-cell" style:parent-style-name="Default">
      <style:table-cell-properties fo:background-color="transparent"/>
      <style:text-properties fo:color="#ce181e"/>
    </style:style>
    <style:style style:name="ce9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74pt solid #000000" fo:border-right="none" fo:border-top="none"/>
    </style:style>
    <style:style style:name="ce9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text-position="33%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font-name-asian="AR PL SungtiL GB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font-name-asian="AR PL SungtiL GB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n" fo:country="NZ"/>
    </style:style>
  </office:automatic-styles>
  <office:body>
    <office:spreadsheet>
      <table:calculation-settings table:automatic-find-labels="false" table:use-regular-expressions="false" table:use-wildcards="true"/>
      <table:table table:name="candidate_selection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" table:number-columns-repeated="1015" table:default-cell-style-name="ce58"/>
        <table:table-row table:style-name="ro1">
          <table:table-cell table:number-columns-repeated="1024"/>
        </table:table-row>
        <table:table-row table:style-name="ro1">
          <table:table-cell table:style-name="ce59"/>
          <table:table-cell table:style-name="ce62"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d after manual inspec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office:value-type="string" calcext:value-type="string">
            <text:p>ncRNA</text:p>
          </table:table-cell>
          <table:table-cell table:style-name="ce60" office:value-type="string" calcext:value-type="string">
            <text:p># seqs</text:p>
          </table:table-cell>
          <table:table-cell table:style-name="ce60" office:value-type="string" calcext:value-type="string">
            <text:p>#seqs outside P. syringae</text:p>
          </table:table-cell>
          <table:table-cell table:style-name="ce60" office:value-type="string" calcext:value-type="string">
            <text:p>Avg seq identity</text:p>
          </table:table-cell>
          <table:table-cell table:style-name="ce60" office:value-type="string" calcext:value-type="string">
            <text:p>RNAcode &lt; 0.01</text:p>
          </table:table-cell>
          <table:table-cell table:style-name="ce60" office:value-type="string" calcext:value-type="string">
            <text:p>R-scape &lt; 0.01</text:p>
          </table:table-cell>
          <table:table-cell table:style-name="ce60" office:value-type="string" calcext:value-type="string">
            <text:p>alifoldz <text:s/>-ve</text:p>
          </table:table-cell>
          <table:table-cell table:style-name="ce60" office:value-type="string" calcext:value-type="string">
            <text:p>ali_MFE &gt; -20</text:p>
          </table:table-cell>
          <table:table-cell table:style-name="ce60" office:value-type="string" calcext:value-type="string">
            <text:p>Final candidate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CP011972_ncRNA_5469984_5470208_fwd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percentage" office:value="0.78" calcext:value-type="percentage">
            <text:p>78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3.9" calcext:value-type="float">
            <text:p>-3.9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743622_743984_fw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1" calcext:value-type="percentage">
            <text:p>100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string" calcext:value-type="string">
            <text:p>Y</text:p>
          </table:table-cell>
          <table:table-cell table:style-name="ce6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P011972_ncRNA_3765999_3766298_re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0.99" calcext:value-type="percentage">
            <text:p>99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2_ncRNA_5438181_5438417_rev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percentage" office:value="0.97" calcext:value-type="percentage">
            <text:p>97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2" calcext:value-type="float">
            <text:p>-2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1752191_1752476_fw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1" calcext:value-type="percentage">
            <text:p>100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474747_474938_fw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1" calcext:value-type="percentage">
            <text:p>100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59" office:value-type="float" office:value="1.3" calcext:value-type="float">
            <text:p>1.3</text:p>
          </table:table-cell>
          <table:table-cell table:style-name="ce59" table:number-columns-repeated="2"/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2_ncRNA_3532451_3532642_fwd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percentage" office:value="0.94" calcext:value-type="percentage">
            <text:p>94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806901_807143_fw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0.85" calcext:value-type="percentage">
            <text:p>85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119433_119810_fw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1" calcext:value-type="percentage">
            <text:p>100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3_ncRNA_61080_61307_fwd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percentage" office:value="0.98" calcext:value-type="percentage">
            <text:p>98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1.6" calcext:value-type="float">
            <text:p>-1.6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2035568_2035765_fw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4" office:value-type="percentage" office:value="1" calcext:value-type="percentage">
            <text:p>100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5148068_5148376_fw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64" office:value-type="percentage" office:value="0.99" calcext:value-type="percentage">
            <text:p>99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Y</text:p>
          </table:table-cell>
          <table:table-cell table:style-name="ce6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P011973_ncRNA_61084_61315_re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64" office:value-type="percentage" office:value="0.87" calcext:value-type="percentage">
            <text:p>87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2294607_2294819_re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64" office:value-type="percentage" office:value="1" calcext:value-type="percentage">
            <text:p>100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fwdCDS_739233_739548_re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64" office:value-type="percentage" office:value="0.99" calcext:value-type="percentage">
            <text:p>99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2_ncRNA_474957_475394_rev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percentage" office:value="0.92" calcext:value-type="percentage">
            <text:p>92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3.3" calcext:value-type="float">
            <text:p>-3.3</text:p>
          </table:table-cell>
          <table:table-cell table:style-name="ce61" office:value-type="string" calcext:value-type="string">
            <text:p>Y</text:p>
          </table:table-cell>
          <table:table-cell table:style-name="ce68" office:value-type="string" calcext:value-type="string">
            <text:p>Y<text:span text:style-name="T1">1</text:span>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2_ncRNA_5040669_5040833_rev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percentage" office:value="0.92" calcext:value-type="percentage">
            <text:p>92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3.7" calcext:value-type="float">
            <text:p>-3.7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2_ncRNA_4634388_4634555_rev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percentage" office:value="0.91" calcext:value-type="percentage">
            <text:p>91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3.4" calcext:value-type="float">
            <text:p>-3.4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table:style-name="ce61" office:value-type="string" calcext:value-type="string">
            <text:p>CP011972_ncRNA_1494687_1495064_rev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percentage" office:value="0.94" calcext:value-type="percentage">
            <text:p>94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0.6" calcext:value-type="float">
            <text:p>-0.6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/>
          <table:table-cell table:number-columns-repeated="1013"/>
        </table:table-row>
        <table:table-row table:style-name="ro1">
          <table:table-cell office:value-type="string" calcext:value-type="string">
            <text:p>CP011972_ncRNA_745275_745542_rev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64" office:value-type="percentage" office:value="0.89" calcext:value-type="percentage">
            <text:p>89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19724_119882_rev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percentage" office:value="0.88" calcext:value-type="percentage">
            <text:p>88.00%</text:p>
          </table:table-cell>
          <table:table-cell table:style-name="ce61" office:value-type="string" calcext:value-type="string">
            <text:p>Y</text:p>
          </table:table-cell>
          <table:table-cell table:style-name="ce61" office:value-type="string" calcext:value-type="string">
            <text:p>N</text:p>
          </table:table-cell>
          <table:table-cell table:style-name="ce61" office:value-type="float" office:value="-2.3" calcext:value-type="float">
            <text:p>-2.3</text:p>
          </table:table-cell>
          <table:table-cell table:number-columns-repeated="2" table:style-name="ce61" office:value-type="string" calcext:value-type="string">
            <text:p>Y</text:p>
          </table:table-cell>
          <table:table-cell table:style-name="ce67" table:number-columns-repeated="4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5306571_5306972_fwd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percentage" office:value="0.88" calcext:value-type="percentage">
            <text:p>88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730713_2730964_fwd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percentage" office:value="0.94" calcext:value-type="percentage">
            <text:p>94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P011972_ncRNA_6513384_6513635_rev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64" office:value-type="percentage" office:value="0.89" calcext:value-type="percentage">
            <text:p>89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P011972_ncRNA_2653071_2653331_rev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64" office:value-type="percentage" office:value="0.96" calcext:value-type="percentage">
            <text:p>96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59" office:value-type="float" office:value="1" calcext:value-type="float">
            <text:p>1</text:p>
          </table:table-cell>
          <table:table-cell table:style-name="ce66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188204_3188377_fwd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3" office:value-type="percentage" office:value="0.95" calcext:value-type="percentage">
            <text:p>95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5377254_5377679_rev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percentage" office:value="0.93" calcext:value-type="percentage">
            <text:p>93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219768_3219971_rev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3" office:value-type="percentage" office:value="0.82" calcext:value-type="percentage">
            <text:p>82.00%</text:p>
          </table:table-cell>
          <table:table-cell table:number-columns-repeated="2" table:style-name="ce61" office:value-type="string" calcext:value-type="string">
            <text:p>Y</text:p>
          </table:table-cell>
          <table:table-cell table:style-name="ce61" office:value-type="float" office:value="-2.9" calcext:value-type="float">
            <text:p>-2.9</text:p>
          </table:table-cell>
          <table:table-cell table:style-name="ce61" office:value-type="string" calcext:value-type="string">
            <text:p>Y</text:p>
          </table:table-cell>
          <table:table-cell table:style-name="ce70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P011972_ncRNA_760028_760267_fwd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64" office:value-type="percentage" office:value="0.99" calcext:value-type="percentage">
            <text:p>99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260267_3260449_fwd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4" calcext:value-type="float">
            <text:p>4</text:p>
          </table:table-cell>
          <table:table-cell table:style-name="ce63" office:value-type="percentage" office:value="0.96" calcext:value-type="percentage">
            <text:p>96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2.8" calcext:value-type="float">
            <text:p>-2.8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226178_1226468_fwd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percentage" office:value="0.89" calcext:value-type="percentage">
            <text:p>89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905019_905228_fwd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percentage" office:value="0.87" calcext:value-type="percentage">
            <text:p>87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5958143_5958344_rev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percentage" office:value="0.84" calcext:value-type="percentage">
            <text:p>84.00%</text:p>
          </table:table-cell>
          <table:table-cell table:number-columns-repeated="2" table:style-name="ce61" office:value-type="string" calcext:value-type="string">
            <text:p>Y</text:p>
          </table:table-cell>
          <table:table-cell table:style-name="ce61" office:value-type="float" office:value="-0.5" calcext:value-type="float">
            <text:p>-0.5</text:p>
          </table:table-cell>
          <table:table-cell table:style-name="ce61" office:value-type="string" calcext:value-type="string">
            <text:p>Y</text:p>
          </table:table-cell>
          <table:table-cell table:style-name="ce70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6013104_6013277_rev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percentage" office:value="0.89" calcext:value-type="percentage">
            <text:p>89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4.9" calcext:value-type="float">
            <text:p>-4.9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6082989_6083300_rev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" calcext:value-type="float">
            <text:p>5</text:p>
          </table:table-cell>
          <table:table-cell table:style-name="ce63" office:value-type="percentage" office:value="0.95" calcext:value-type="percentage">
            <text:p>95.00%</text:p>
          </table:table-cell>
          <table:table-cell table:number-columns-repeated="2" table:style-name="ce61" office:value-type="string" calcext:value-type="string">
            <text:p>Y</text:p>
          </table:table-cell>
          <table:table-cell table:style-name="ce61" office:value-type="float" office:value="-3" calcext:value-type="float">
            <text:p>-3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4231019_4231262_rev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0" calcext:value-type="float">
            <text:p>10</text:p>
          </table:table-cell>
          <table:table-cell table:style-name="ce63" office:value-type="percentage" office:value="0.89" calcext:value-type="percentage">
            <text:p>89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397801_2398064_fwd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percentage" office:value="0.79" calcext:value-type="percentage">
            <text:p>79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1.4" calcext:value-type="float">
            <text:p>-1.4</text:p>
          </table:table-cell>
          <table:table-cell table:style-name="ce67" office:value-type="string" calcext:value-type="string">
            <text:p>N</text:p>
          </table:table-cell>
          <table:table-cell table:style-name="ce7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3_ncRNA_30286_30528_rev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3" calcext:value-type="float">
            <text:p>13</text:p>
          </table:table-cell>
          <table:table-cell table:style-name="ce63" office:value-type="percentage" office:value="0.75" calcext:value-type="percentage">
            <text:p>75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285249_3285470_rev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percentage" office:value="0.81" calcext:value-type="percentage">
            <text:p>81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5" office:value-type="float" office:value="2.1" calcext:value-type="float">
            <text:p>2.1</text:p>
          </table:table-cell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70583_170708_rev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4" calcext:value-type="float">
            <text:p>14</text:p>
          </table:table-cell>
          <table:table-cell table:style-name="ce63" office:value-type="percentage" office:value="0.83" calcext:value-type="percentage">
            <text:p>83.00%</text:p>
          </table:table-cell>
          <table:table-cell table:number-columns-repeated="2" table:style-name="ce61" office:value-type="string" calcext:value-type="string">
            <text:p>Y</text:p>
          </table:table-cell>
          <table:table-cell table:style-name="ce61" office:value-type="float" office:value="-2.8" calcext:value-type="float">
            <text:p>-2.8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P011972_ncRNA_768152_768370_fw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64" office:value-type="percentage" office:value="0.97" calcext:value-type="percentage">
            <text:p>97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5827137_5827361_fwd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6" calcext:value-type="float">
            <text:p>6</text:p>
          </table:table-cell>
          <table:table-cell table:style-name="ce63" office:value-type="percentage" office:value="0.8" calcext:value-type="percentage">
            <text:p>80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0.6" calcext:value-type="float">
            <text:p>0.6</text:p>
          </table:table-cell>
          <table:table-cell table:style-name="ce65" office:value-type="string" calcext:value-type="string">
            <text:p>N</text:p>
          </table:table-cell>
          <table:table-cell table:style-name="ce65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131669_3131911_fwd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13" calcext:value-type="float">
            <text:p>13</text:p>
          </table:table-cell>
          <table:table-cell table:style-name="ce63" office:value-type="percentage" office:value="0.81" calcext:value-type="percentage">
            <text:p>81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 table:style-name="ce67" table:number-columns-repeated="4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90612_290857_fwd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13" calcext:value-type="float">
            <text:p>13</text:p>
          </table:table-cell>
          <table:table-cell table:style-name="ce63" office:value-type="percentage" office:value="0.64" calcext:value-type="percentage">
            <text:p>64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569431_2569763_fwd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percentage" office:value="0.92" calcext:value-type="percentage">
            <text:p>92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3_ncRNA_21610_21774_rev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percentage" office:value="0.98" calcext:value-type="percentage">
            <text:p>98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2.8" calcext:value-type="float">
            <text:p>-2.8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537900_2538235_fwd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percentage" office:value="0.76" calcext:value-type="percentage">
            <text:p>76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2.5" calcext:value-type="float">
            <text:p>-2.5</text:p>
          </table:table-cell>
          <table:table-cell office:value-type="string" calcext:value-type="string">
            <text:p>Y</text:p>
          </table:table-cell>
          <table:table-cell table:style-name="ce66" office:value-type="string" calcext:value-type="string">
            <text:p>Y<text:span text:style-name="T1">1</text:span>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22030_322306_fwd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percentage" office:value="0.92" calcext:value-type="percentage">
            <text:p>92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2.8" calcext:value-type="float">
            <text:p>-2.8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622176_2622307_fwd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percentage" office:value="0.89" calcext:value-type="percentage">
            <text:p>89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5" office:value-type="float" office:value="0.5" calcext:value-type="float">
            <text:p>0.5</text:p>
          </table:table-cell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718052_1718210_fwd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percentage" office:value="0.8" calcext:value-type="percentage">
            <text:p>80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59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300899_1301216_rev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8" calcext:value-type="float">
            <text:p>8</text:p>
          </table:table-cell>
          <table:table-cell table:style-name="ce63" office:value-type="percentage" office:value="0.85" calcext:value-type="percentage">
            <text:p>85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5.1" calcext:value-type="float">
            <text:p>-5.1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904241_1904570_fwd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percentage" office:value="0.85" calcext:value-type="percentage">
            <text:p>85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898578_2898736_fwd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1" calcext:value-type="float">
            <text:p>11</text:p>
          </table:table-cell>
          <table:table-cell table:style-name="ce63" office:value-type="percentage" office:value="0.84" calcext:value-type="percentage">
            <text:p>84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5.1" calcext:value-type="float">
            <text:p>-5.1</text:p>
          </table:table-cell>
          <table:table-cell office:value-type="string" calcext:value-type="string">
            <text:p>N</text:p>
          </table:table-cell>
          <table:table-cell table:style-name="ce7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397111_3397361_rev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5" calcext:value-type="float">
            <text:p>15</text:p>
          </table:table-cell>
          <table:table-cell table:style-name="ce63" office:value-type="percentage" office:value="0.69" calcext:value-type="percentage">
            <text:p>69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456361_1456660_fwd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7" calcext:value-type="float">
            <text:p>7</text:p>
          </table:table-cell>
          <table:table-cell table:style-name="ce63" office:value-type="percentage" office:value="0.75" calcext:value-type="percentage">
            <text:p>75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20205_320563_fwd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24" calcext:value-type="float">
            <text:p>24</text:p>
          </table:table-cell>
          <table:table-cell table:style-name="ce63" office:value-type="percentage" office:value="0.65" calcext:value-type="percentage">
            <text:p>65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5" office:value-type="float" office:value="-0" calcext:value-type="float">
            <text:p>0</text:p>
          </table:table-cell>
          <table:table-cell table:style-name="ce65"/>
          <table:table-cell table:style-name="ce59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3_ncRNA_48867_49061_fwd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24" calcext:value-type="float">
            <text:p>24</text:p>
          </table:table-cell>
          <table:table-cell table:style-name="ce63" office:value-type="percentage" office:value="0.71" calcext:value-type="percentage">
            <text:p>71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4.1" calcext:value-type="float">
            <text:p>-4.1</text:p>
          </table:table-cell>
          <table:table-cell table:style-name="ce61" office:value-type="string" calcext:value-type="string">
            <text:p>N</text:p>
          </table:table-cell>
          <table:table-cell table:style-name="ce68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324562_1324681_fwd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27" calcext:value-type="float">
            <text:p>27</text:p>
          </table:table-cell>
          <table:table-cell table:style-name="ce63" office:value-type="percentage" office:value="0.79" calcext:value-type="percentage">
            <text:p>79.00%</text:p>
          </table:table-cell>
          <table:table-cell table:style-name="ce61"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style-name="ce68" office:value-type="string" calcext:value-type="string">
            <text:p>N</text:p>
          </table:table-cell>
          <table:table-cell table:style-name="ce59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4470964_4471188_fwd</text:p>
          </table:table-cell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36" calcext:value-type="float">
            <text:p>36</text:p>
          </table:table-cell>
          <table:table-cell table:style-name="ce63" office:value-type="percentage" office:value="0.75" calcext:value-type="percentage">
            <text:p>75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2.9" calcext:value-type="float">
            <text:p>-2.9</text:p>
          </table:table-cell>
          <table:table-cell table:style-name="ce61" office:value-type="string" calcext:value-type="string">
            <text:p>N</text:p>
          </table:table-cell>
          <table:table-cell table:style-name="ce59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2433675_2433899_rev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48" calcext:value-type="float">
            <text:p>48</text:p>
          </table:table-cell>
          <table:table-cell table:style-name="ce63" office:value-type="percentage" office:value="0.69" calcext:value-type="percentage">
            <text:p>69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849920_1850097_rev</text:p>
          </table:table-cell>
          <table:table-cell table:style-name="ce61" office:value-type="float" office:value="89" calcext:value-type="float">
            <text:p>89</text:p>
          </table:table-cell>
          <table:table-cell table:style-name="ce61" office:value-type="float" office:value="47" calcext:value-type="float">
            <text:p>47</text:p>
          </table:table-cell>
          <table:table-cell table:style-name="ce63" office:value-type="percentage" office:value="0.67" calcext:value-type="percentage">
            <text:p>67.00%</text:p>
          </table:table-cell>
          <table:table-cell table:style-name="ce61"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style-name="ce65" office:value-type="string" calcext:value-type="string">
            <text:p>N</text:p>
          </table:table-cell>
          <table:table-cell table:style-name="ce59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886333_886638_fwd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51" calcext:value-type="float">
            <text:p>51</text:p>
          </table:table-cell>
          <table:table-cell table:style-name="ce63" office:value-type="percentage" office:value="0.72" calcext:value-type="percentage">
            <text:p>72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5459360_5459656_fwd</text:p>
          </table:table-cell>
          <table:table-cell table:style-name="ce61" office:value-type="float" office:value="115" calcext:value-type="float">
            <text:p>115</text:p>
          </table:table-cell>
          <table:table-cell table:style-name="ce61" office:value-type="float" office:value="96" calcext:value-type="float">
            <text:p>96</text:p>
          </table:table-cell>
          <table:table-cell table:style-name="ce63" office:value-type="percentage" office:value="0.89" calcext:value-type="percentage">
            <text:p>89.00%</text:p>
          </table:table-cell>
          <table:table-cell table:number-columns-repeated="2" table:style-name="ce61" office:value-type="string" calcext:value-type="string">
            <text:p>Y</text:p>
          </table:table-cell>
          <table:table-cell table:style-name="ce61" office:value-type="float" office:value="-6.8" calcext:value-type="float">
            <text:p>-6.8</text:p>
          </table:table-cell>
          <table:table-cell table:number-columns-repeated="2" table:style-name="ce61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6049539_6049688_fwd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76" calcext:value-type="float">
            <text:p>76</text:p>
          </table:table-cell>
          <table:table-cell table:style-name="ce63" office:value-type="percentage" office:value="0.71" calcext:value-type="percentage">
            <text:p>71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3536734_3537003_rev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118" calcext:value-type="float">
            <text:p>118</text:p>
          </table:table-cell>
          <table:table-cell table:style-name="ce63" office:value-type="percentage" office:value="0.83" calcext:value-type="percentage">
            <text:p>83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CP011972_ncRNA_5459703_5459897_fwd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style-name="ce64" office:value-type="percentage" office:value="0.85" calcext:value-type="percentage">
            <text:p>85.0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901261_1901639_rev</text:p>
          </table:table-cell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98" calcext:value-type="float">
            <text:p>98</text:p>
          </table:table-cell>
          <table:table-cell table:style-name="ce63" office:value-type="percentage" office:value="0.74" calcext:value-type="percentage">
            <text:p>74.00%</text:p>
          </table:table-cell>
          <table:table-cell table:style-name="ce61" office:value-type="string" calcext:value-type="string">
            <text:p>Y</text:p>
          </table:table-cell>
          <table:table-cell table:style-name="ce61" office:value-type="string" calcext:value-type="string">
            <text:p>N</text:p>
          </table:table-cell>
          <table:table-cell table:style-name="ce61" office:value-type="float" office:value="-2.3" calcext:value-type="float">
            <text:p>-2.3</text:p>
          </table:table-cell>
          <table:table-cell table:style-name="ce66" office:value-type="string" calcext:value-type="string">
            <text:p>N</text:p>
          </table:table-cell>
          <table:table-cell table:style-name="ce59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4663968_4664124_rev</text:p>
          </table:table-cell>
          <table:table-cell table:style-name="ce61" office:value-type="float" office:value="172" calcext:value-type="float">
            <text:p>172</text:p>
          </table:table-cell>
          <table:table-cell table:style-name="ce61" office:value-type="float" office:value="114" calcext:value-type="float">
            <text:p>114</text:p>
          </table:table-cell>
          <table:table-cell table:style-name="ce63" office:value-type="percentage" office:value="0.77" calcext:value-type="percentage">
            <text:p>77.00%</text:p>
          </table:table-cell>
          <table:table-cell table:style-name="ce61" office:value-type="string" calcext:value-type="string">
            <text:p>Y</text:p>
          </table:table-cell>
          <table:table-cell table:style-name="ce61" office:value-type="string" calcext:value-type="string">
            <text:p>N</text:p>
          </table:table-cell>
          <table:table-cell table:style-name="ce61" office:value-type="float" office:value="-6.6" calcext:value-type="float">
            <text:p>-6.6</text:p>
          </table:table-cell>
          <table:table-cell table:style-name="ce61" office:value-type="string" calcext:value-type="string">
            <text:p>N</text:p>
          </table:table-cell>
          <table:table-cell table:style-name="ce68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766907_1767062_fwd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133" calcext:value-type="float">
            <text:p>133</text:p>
          </table:table-cell>
          <table:table-cell table:style-name="ce63" office:value-type="percentage" office:value="0.79" calcext:value-type="percentage">
            <text:p>79.00%</text:p>
          </table:table-cell>
          <table:table-cell table:style-name="ce61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style-name="ce61" office:value-type="float" office:value="-1" calcext:value-type="float">
            <text:p>-1</text:p>
          </table:table-cell>
          <table:table-cell table:style-name="ce69" office:value-type="string" calcext:value-type="string">
            <text:p>N</text:p>
          </table:table-cell>
          <table:table-cell table:style-name="ce66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766902_1767068_rev</text:p>
          </table:table-cell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147" calcext:value-type="float">
            <text:p>147</text:p>
          </table:table-cell>
          <table:table-cell table:style-name="ce63" office:value-type="percentage" office:value="0.76" calcext:value-type="percentage">
            <text:p>76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/>
          <table:table-cell table:style-name="ce67" table:number-columns-repeated="3"/>
          <table:table-cell table:number-columns-repeated="1011"/>
        </table:table-row>
        <table:table-row table:style-name="ro1">
          <table:table-cell table:style-name="ce61" office:value-type="string" calcext:value-type="string">
            <text:p>CP011972_ncRNA_1900868_1901148_fwd</text:p>
          </table:table-cell>
          <table:table-cell table:style-name="ce61" office:value-type="float" office:value="270" calcext:value-type="float">
            <text:p>270</text:p>
          </table:table-cell>
          <table:table-cell table:style-name="ce61" office:value-type="float" office:value="222" calcext:value-type="float">
            <text:p>222</text:p>
          </table:table-cell>
          <table:table-cell table:style-name="ce63" office:value-type="percentage" office:value="0.76" calcext:value-type="percentage">
            <text:p>76.00%</text:p>
          </table:table-cell>
          <table:table-cell table:style-name="ce65" office:value-type="string" calcext:value-type="string">
            <text:p>F</text:p>
          </table:table-cell>
          <table:table-cell table:style-name="ce65" table:number-columns-repeated="2"/>
          <table:table-cell table:style-name="ce59" table:number-columns-repeated="2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ificant_DE" table:style-name="ta1"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number-columns-repeated="2" table:default-cell-style-name="ce31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vs</text:p>
          </table:table-cell>
          <table:table-cell table:style-name="Default"/>
          <table:table-cell table:style-name="Default" office:value-type="string" calcext:value-type="string">
            <text:p>rvm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CP011972_ncRNA_3397111_3397361_rev</text:p>
          </table:table-cell>
          <table:table-cell table:style-name="Default" office:value-type="float" office:value="1.24645810788101" calcext:value-type="float">
            <text:p>1.24645810788101</text:p>
          </table:table-cell>
          <table:table-cell table:style-name="Default" office:value-type="float" office:value="0.252203333192487" calcext:value-type="float">
            <text:p>0.252203333192487</text:p>
          </table:table-cell>
          <table:table-cell table:style-name="Default" office:value-type="float" office:value="-2.19693169930283" calcext:value-type="float">
            <text:p>-2.1969316993028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CP011972.2_antisense_2734548_2734968_-</text:p>
          </table:table-cell>
          <table:table-cell table:style-name="Default" office:value-type="float" office:value="0.125016680600784" calcext:value-type="float">
            <text:p>0.125016680600784</text:p>
          </table:table-cell>
          <table:table-cell table:style-name="Default" office:value-type="float" office:value="0.890996811160927" calcext:value-type="float">
            <text:p>0.890996811160927</text:p>
          </table:table-cell>
          <table:table-cell table:style-name="Default" office:value-type="float" office:value="-1.82847774583602" calcext:value-type="float">
            <text:p>-1.8284777458360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CP011972.2_antisense_2385543_2385788_-</text:p>
          </table:table-cell>
          <table:table-cell table:style-name="Default" office:value-type="float" office:value="-0.657051064261445" calcext:value-type="float">
            <text:p>-0.657051064261445</text:p>
          </table:table-cell>
          <table:table-cell table:style-name="Default" office:value-type="float" office:value="0.349439907215261" calcext:value-type="float">
            <text:p>0.349439907215261</text:p>
          </table:table-cell>
          <table:table-cell table:style-name="Default" office:value-type="float" office:value="-2.85832871661348" calcext:value-type="float">
            <text:p>-2.85832871661348</text:p>
          </table:table-cell>
          <table:table-cell table:style-name="ce73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CP011972.2_antisense_4143876_4144167_-</text:p>
          </table:table-cell>
          <table:table-cell table:style-name="Default" office:value-type="float" office:value="0.202055193708518" calcext:value-type="float">
            <text:p>0.202055193708518</text:p>
          </table:table-cell>
          <table:table-cell table:style-name="Default" office:value-type="float" office:value="0.829315894543994" calcext:value-type="float">
            <text:p>0.829315894543994</text:p>
          </table:table-cell>
          <table:table-cell table:style-name="Default" office:value-type="float" office:value="-1.62122061879603" calcext:value-type="float">
            <text:p>-1.621220618796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CP011972.2_antisense_4614055_4614566_-</text:p>
          </table:table-cell>
          <table:table-cell table:style-name="Default" office:value-type="float" office:value="0.367148133952362" calcext:value-type="float">
            <text:p>0.367148133952362</text:p>
          </table:table-cell>
          <table:table-cell table:style-name="Default" office:value-type="float" office:value="0.444145890051379" calcext:value-type="float">
            <text:p>0.444145890051379</text:p>
          </table:table-cell>
          <table:table-cell table:style-name="Default" office:value-type="float" office:value="-0.836967412326086" calcext:value-type="float">
            <text:p>-0.8369674123260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Rfam_P16_CP011972.2_4423657_4423845_fwd</text:p>
          </table:table-cell>
          <table:table-cell table:style-name="Default" office:value-type="float" office:value="0.998160701256716" calcext:value-type="float">
            <text:p>0.998160701256716</text:p>
          </table:table-cell>
          <table:table-cell table:style-name="Default" office:value-type="float" office:value="0.385245030691924" calcext:value-type="float">
            <text:p>0.385245030691924</text:p>
          </table:table-cell>
          <table:table-cell table:style-name="Default" office:value-type="float" office:value="-3.60181365383288" calcext:value-type="float">
            <text:p>-3.60181365383288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3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ce73"/>
        </table:table-row>
        <table:table-row table:style-name="ro1" table:number-rows-repeated="10"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7">
          <table:table-cell table:style-name="Default" table:number-columns-repeated="6"/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4">
          <table:table-cell table:style-name="Default" table:number-columns-repeated="6"/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 table:number-rows-repeated="3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ce31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31"/>
          <table:table-cell table:number-columns-repeated="6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31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ce31" table:number-columns-repeated="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31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andidate_curation" table:style-name="ta1">
        <table:table-column table:style-name="co24" table:number-columns-repeated="2" table:default-cell-style-name="Default"/>
        <table:table-column table:style-name="co25" table:default-cell-style-name="ce9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1" table:number-columns-repeated="15" table:default-cell-style-name="Default"/>
        <table:table-row table:style-name="ro1">
          <table:table-cell table:style-name="ce74" office:value-type="string" calcext:value-type="string">
            <text:p>candidate_name</text:p>
          </table:table-cell>
          <table:table-cell table:style-name="ce78" office:value-type="string" calcext:value-type="string">
            <text:p>name</text:p>
          </table:table-cell>
          <table:table-cell table:style-name="ce79" office:value-type="string" calcext:value-type="string">
            <text:p>in vitro basemean</text:p>
          </table:table-cell>
          <table:table-cell table:style-name="ce78" office:value-type="string" calcext:value-type="string">
            <text:p>in planta peak max</text:p>
          </table:table-cell>
          <table:table-cell table:style-name="ce78" office:value-type="string" calcext:value-type="string">
            <text:p>ali_energy</text:p>
          </table:table-cell>
          <table:table-cell table:style-name="ce78" office:value-type="string" calcext:value-type="string">
            <text:p>ali_MFE</text:p>
          </table:table-cell>
          <table:table-cell table:style-name="ce78" office:value-type="string" calcext:value-type="string">
            <text:p>ali_cov</text:p>
          </table:table-cell>
          <table:table-cell table:style-name="ce78" office:value-type="string" calcext:value-type="string">
            <text:p>Rsc_cov_min</text:p>
          </table:table-cell>
          <table:table-cell table:style-name="ce78" office:value-type="string" calcext:value-type="string">
            <text:p>Rsc_conv_max</text:p>
          </table:table-cell>
          <table:table-cell table:style-name="ce78" office:value-type="string" calcext:value-type="string">
            <text:p>code_length</text:p>
          </table:table-cell>
          <table:table-cell table:style-name="ce78" office:value-type="string" calcext:value-type="string">
            <text:p>code_score</text:p>
          </table:table-cell>
          <table:table-cell table:style-name="ce78" office:value-type="string" calcext:value-type="string">
            <text:p>code_P</text:p>
          </table:table-cell>
          <table:table-cell table:style-name="ce74" office:value-type="string" calcext:value-type="string">
            <text:p>tabaci</text:p>
          </table:table-cell>
          <table:table-cell table:style-name="ce74" office:value-type="string" calcext:value-type="string">
            <text:p>context in tabaci</text:p>
          </table:table-cell>
          <table:table-cell table:style-name="ce74" office:value-type="string" calcext:value-type="string">
            <text:p>Cond-specific exp?</text:p>
          </table:table-cell>
          <table:table-cell table:style-name="ce74" office:value-type="string" calcext:value-type="string">
            <text:p>no_cut_ga</text:p>
          </table:table-cell>
          <table:table-cell table:style-name="ce74" office:value-type="string" calcext:value-type="string">
            <text:p>context in psa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6</text:p>
          </table:table-cell>
          <table:table-cell table:style-name="ce74" office:value-type="string" calcext:value-type="string">
            <text:p>CP011972_ncRNA_170583_170708_rev</text:p>
          </table:table-cell>
          <table:table-cell table:style-name="ce80" office:value-type="float" office:value="43.8946485472071" calcext:value-type="float">
            <text:p>44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-25.33" calcext:value-type="float">
            <text:p>-25.33</text:p>
          </table:table-cell>
          <table:table-cell table:style-name="ce74" office:value-type="float" office:value="-23.02" calcext:value-type="float">
            <text:p>-23.02</text:p>
          </table:table-cell>
          <table:table-cell table:style-name="ce74" office:value-type="float" office:value="-2.31" calcext:value-type="float">
            <text:p>-2.31</text:p>
          </table:table-cell>
          <table:table-cell table:style-name="ce74" office:value-type="float" office:value="-2.4" calcext:value-type="float">
            <text:p>-2.4</text:p>
          </table:table-cell>
          <table:table-cell table:style-name="ce74" office:value-type="float" office:value="6.23" calcext:value-type="float">
            <text:p>6.2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98" calcext:value-type="float">
            <text:p>98</text:p>
          </table:table-cell>
          <table:table-cell table:style-name="ce74" office:value-type="float" office:value="0.987" calcext:value-type="float">
            <text:p>0.987</text:p>
          </table:table-cell>
          <table:table-cell table:style-name="ce74" table:number-columns-repeated="2"/>
          <table:table-cell table:style-name="ce74" office:value-type="string" calcext:value-type="string">
            <text:p>in planta</text:p>
          </table:table-cell>
          <table:table-cell table:style-name="ce74" office:value-type="string" calcext:value-type="string">
            <text:p>sraL</text:p>
          </table:table-cell>
          <table:table-cell table:style-name="ce74" office:value-type="string" calcext:value-type="string">
            <text:p>siderophore export channels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6</text:p>
          </table:table-cell>
          <table:table-cell table:style-name="ce74" office:value-type="string" calcext:value-type="string">
            <text:p>CP011972_ncRNA_760028_760267_fwd</text:p>
          </table:table-cell>
          <table:table-cell table:style-name="ce80" office:value-type="float" office:value="38.2730840447473" calcext:value-type="float">
            <text:p>38</text:p>
          </table:table-cell>
          <table:table-cell table:style-name="ce74" office:value-type="float" office:value="191" calcext:value-type="float">
            <text:p>191</text:p>
          </table:table-cell>
          <table:table-cell table:number-columns-repeated="2" table:style-name="ce74" office:value-type="float" office:value="-64.5" calcext:value-type="float">
            <text:p>-64.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176" calcext:value-type="float">
            <text:p>176</text:p>
          </table:table-cell>
          <table:table-cell table:style-name="ce74" office:value-type="float" office:value="0.323" calcext:value-type="float">
            <text:p>0.323</text:p>
          </table:table-cell>
          <table:table-cell table:style-name="ce74" table:number-columns-repeated="2"/>
          <table:table-cell table:style-name="ce74" office:value-type="string" calcext:value-type="string">
            <text:p>in planta</text:p>
          </table:table-cell>
          <table:table-cell table:style-name="ce74"/>
          <table:table-cell table:style-name="ce74" office:value-type="string" calcext:value-type="string">
            <text:p>in between type III effectors, next to HrpL box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0</text:p>
          </table:table-cell>
          <table:table-cell table:style-name="ce74" office:value-type="string" calcext:value-type="string">
            <text:p>CP011972_ncRNA_2035568_2035765_fwd</text:p>
          </table:table-cell>
          <table:table-cell table:style-name="ce80" office:value-type="float" office:value="16.6019632413046" calcext:value-type="float">
            <text:p>17</text:p>
          </table:table-cell>
          <table:table-cell table:style-name="ce74" office:value-type="float" office:value="290" calcext:value-type="float">
            <text:p>290</text:p>
          </table:table-cell>
          <table:table-cell table:number-columns-repeated="2" table:style-name="ce74" office:value-type="float" office:value="-67.1" calcext:value-type="float">
            <text:p>-67.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197" calcext:value-type="float">
            <text:p>197</text:p>
          </table:table-cell>
          <table:table-cell table:style-name="ce74" office:value-type="float" office:value="0.148" calcext:value-type="float">
            <text:p>0.148</text:p>
          </table:table-cell>
          <table:table-cell table:style-name="ce74" table:number-columns-repeated="2"/>
          <table:table-cell table:style-name="ce74" office:value-type="string" calcext:value-type="string">
            <text:p>in planta</text:p>
          </table:table-cell>
          <table:table-cell table:style-name="ce74"/>
          <table:table-cell table:style-name="ce74" office:value-type="string" calcext:value-type="string">
            <text:p>integ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4</text:p>
          </table:table-cell>
          <table:table-cell table:style-name="ce74" office:value-type="string" calcext:value-type="string">
            <text:p>CP011972_ncRNA_3260267_3260449_fwd</text:p>
          </table:table-cell>
          <table:table-cell table:style-name="ce80" office:value-type="float" office:value="14.9126871829631" calcext:value-type="float">
            <text:p>15</text:p>
          </table:table-cell>
          <table:table-cell table:style-name="ce74" office:value-type="float" office:value="177" calcext:value-type="float">
            <text:p>177</text:p>
          </table:table-cell>
          <table:table-cell table:style-name="ce74" office:value-type="float" office:value="-56.25" calcext:value-type="float">
            <text:p>-56.25</text:p>
          </table:table-cell>
          <table:table-cell table:style-name="ce74" office:value-type="float" office:value="-55.75" calcext:value-type="float">
            <text:p>-55.75</text:p>
          </table:table-cell>
          <table:table-cell table:style-name="ce74" office:value-type="float" office:value="-0.5" calcext:value-type="float">
            <text:p>-0.5</text:p>
          </table:table-cell>
          <table:table-cell table:style-name="ce74" office:value-type="float" office:value="-1.63" calcext:value-type="float">
            <text:p>-1.63</text:p>
          </table:table-cell>
          <table:table-cell table:style-name="ce74" office:value-type="float" office:value="1.43" calcext:value-type="float">
            <text:p>1.43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167" calcext:value-type="float">
            <text:p>167</text:p>
          </table:table-cell>
          <table:table-cell table:style-name="ce74" office:value-type="float" office:value="0.855" calcext:value-type="float">
            <text:p>0.855</text:p>
          </table:table-cell>
          <table:table-cell table:style-name="ce74" table:number-columns-repeated="2"/>
          <table:table-cell table:style-name="ce74" office:value-type="string" calcext:value-type="string">
            <text:p>in planta</text:p>
          </table:table-cell>
          <table:table-cell table:style-name="ce74"/>
          <table:table-cell table:style-name="ce74" office:value-type="string" calcext:value-type="string">
            <text:p>xylose isomerase, lipoprotein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6</text:p>
          </table:table-cell>
          <table:table-cell table:style-name="ce74" office:value-type="string" calcext:value-type="string">
            <text:p>CP011972_ncRNA_1300899_1301216_rev</text:p>
          </table:table-cell>
          <table:table-cell table:style-name="ce80" office:value-type="float" office:value="61.7639958294356" calcext:value-type="float">
            <text:p>62</text:p>
          </table:table-cell>
          <table:table-cell table:style-name="ce74" office:value-type="float" office:value="643" calcext:value-type="float">
            <text:p>643</text:p>
          </table:table-cell>
          <table:table-cell table:style-name="ce74" office:value-type="float" office:value="-54.02" calcext:value-type="float">
            <text:p>-54.02</text:p>
          </table:table-cell>
          <table:table-cell table:style-name="ce74" office:value-type="float" office:value="-55.16" calcext:value-type="float">
            <text:p>-55.16</text:p>
          </table:table-cell>
          <table:table-cell table:style-name="ce74" office:value-type="float" office:value="1.14" calcext:value-type="float">
            <text:p>1.14</text:p>
          </table:table-cell>
          <table:table-cell table:style-name="ce74" office:value-type="float" office:value="-5.02" calcext:value-type="float">
            <text:p>-5.02</text:p>
          </table:table-cell>
          <table:table-cell table:style-name="ce74" office:value-type="float" office:value="10.47" calcext:value-type="float">
            <text:p>10.47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62" calcext:value-type="float">
            <text:p>162</text:p>
          </table:table-cell>
          <table:table-cell table:style-name="ce74" office:value-type="float" office:value="0.064" calcext:value-type="float">
            <text:p>0.064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Gdp-mannose dehydrogenase</text:p>
          </table:table-cell>
          <table:table-cell table:style-name="ce74" office:value-type="string" calcext:value-type="string">
            <text:p>Minimal</text:p>
          </table:table-cell>
          <table:table-cell table:style-name="ce74"/>
          <table:table-cell table:style-name="ce74" office:value-type="string" calcext:value-type="string">
            <text:p>Gdp-mannose dehydrogen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8</text:p>
          </table:table-cell>
          <table:table-cell table:style-name="ce74" office:value-type="string" calcext:value-type="string">
            <text:p>CP011972_ncRNA_5148068_5148376_fwd</text:p>
          </table:table-cell>
          <table:table-cell table:style-name="ce80" office:value-type="float" office:value="99.5277182129872" calcext:value-type="float">
            <text:p>100</text:p>
          </table:table-cell>
          <table:table-cell table:style-name="ce74" office:value-type="float" office:value="265" calcext:value-type="float">
            <text:p>265</text:p>
          </table:table-cell>
          <table:table-cell table:number-columns-repeated="2" table:style-name="ce74" office:value-type="float" office:value="-119.9" calcext:value-type="float">
            <text:p>-119.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06" calcext:value-type="float">
            <text:p>306</text:p>
          </table:table-cell>
          <table:table-cell table:style-name="ce74" office:value-type="float" office:value="0.38" calcext:value-type="float">
            <text:p>0.38</text:p>
          </table:table-cell>
          <table:table-cell table:style-name="ce74" table:number-columns-repeated="2"/>
          <table:table-cell table:style-name="ce74" office:value-type="string" calcext:value-type="string">
            <text:p>Minimal</text:p>
          </table:table-cell>
          <table:table-cell table:style-name="ce74"/>
          <table:table-cell table:style-name="ce74" office:value-type="string" calcext:value-type="string">
            <text:p>RNApol sigma factor, chemotaxis protein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1</text:p>
          </table:table-cell>
          <table:table-cell table:style-name="ce74" office:value-type="string" calcext:value-type="string">
            <text:p>CP011972_ncRNA_2653071_2653331_rev</text:p>
          </table:table-cell>
          <table:table-cell table:style-name="ce80" office:value-type="float" office:value="143.254158598276" calcext:value-type="float">
            <text:p>14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-46.37" calcext:value-type="float">
            <text:p>-46.37</text:p>
          </table:table-cell>
          <table:table-cell table:style-name="ce74" office:value-type="float" office:value="-48" calcext:value-type="float">
            <text:p>-48</text:p>
          </table:table-cell>
          <table:table-cell table:style-name="ce74" office:value-type="float" office:value="1.63" calcext:value-type="float">
            <text:p>1.63</text:p>
          </table:table-cell>
          <table:table-cell table:style-name="ce74" office:value-type="float" office:value="-3.07" calcext:value-type="float">
            <text:p>-3.07</text:p>
          </table:table-cell>
          <table:table-cell table:style-name="ce74" office:value-type="float" office:value="2.43" calcext:value-type="float">
            <text:p>2.43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59" calcext:value-type="float">
            <text:p>259</text:p>
          </table:table-cell>
          <table:table-cell table:style-name="ce74" office:value-type="float" office:value="0.076" calcext:value-type="float">
            <text:p>0.076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sulfate transporter, gntr transcriptional regulator, chemotaxis protein</text:p>
          </table:table-cell>
          <table:table-cell table:style-name="ce74" office:value-type="string" calcext:value-type="string">
            <text:p>Rich</text:p>
          </table:table-cell>
          <table:table-cell table:style-name="ce74"/>
          <table:table-cell table:style-name="ce74" office:value-type="string" calcext:value-type="string">
            <text:p>Chemotaxis, tRNA, GntR transcriptional regulator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3</text:p>
          </table:table-cell>
          <table:table-cell table:style-name="ce74" office:value-type="string" calcext:value-type="string">
            <text:p>CP011972_ncRNA_1494687_1495064_rev</text:p>
          </table:table-cell>
          <table:table-cell table:style-name="ce80" office:value-type="float" office:value="30.743714293156" calcext:value-type="float">
            <text:p>31</text:p>
          </table:table-cell>
          <table:table-cell table:style-name="ce74" office:value-type="float" office:value="396" calcext:value-type="float">
            <text:p>396</text:p>
          </table:table-cell>
          <table:table-cell table:style-name="ce74" office:value-type="float" office:value="-44.63" calcext:value-type="float">
            <text:p>-44.63</text:p>
          </table:table-cell>
          <table:table-cell table:style-name="ce74" office:value-type="float" office:value="-51.38" calcext:value-type="float">
            <text:p>-51.38</text:p>
          </table:table-cell>
          <table:table-cell table:style-name="ce74" office:value-type="float" office:value="6.75" calcext:value-type="float">
            <text:p>6.75</text:p>
          </table:table-cell>
          <table:table-cell table:style-name="ce74" office:value-type="float" office:value="-1.59" calcext:value-type="float">
            <text:p>-1.59</text:p>
          </table:table-cell>
          <table:table-cell table:style-name="ce74" office:value-type="float" office:value="1.44" calcext:value-type="float">
            <text:p>1.4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96" calcext:value-type="float">
            <text:p>96</text:p>
          </table:table-cell>
          <table:table-cell table:style-name="ce74" office:value-type="float" office:value="0.92" calcext:value-type="float">
            <text:p>0.92</text:p>
          </table:table-cell>
          <table:table-cell table:style-name="ce74" table:number-columns-repeated="2"/>
          <table:table-cell table:style-name="ce74" office:value-type="string" calcext:value-type="string">
            <text:p>Rich log</text:p>
          </table:table-cell>
          <table:table-cell table:style-name="ce74"/>
          <table:table-cell table:style-name="ce74" office:value-type="string" calcext:value-type="string">
            <text:p>Type III effector HrpK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32</text:p>
          </table:table-cell>
          <table:table-cell table:style-name="ce74" office:value-type="string" calcext:value-type="string">
            <text:p>CP011972_ncRNA_5469984_5470208_fwd</text:p>
          </table:table-cell>
          <table:table-cell table:style-name="ce80" office:value-type="float" office:value="51050.5537512409" calcext:value-type="float">
            <text:p>51051</text:p>
          </table:table-cell>
          <table:table-cell table:style-name="ce74" office:value-type="float" office:value="64778" calcext:value-type="float">
            <text:p>64778</text:p>
          </table:table-cell>
          <table:table-cell table:style-name="ce74" office:value-type="float" office:value="-39.9" calcext:value-type="float">
            <text:p>-39.9</text:p>
          </table:table-cell>
          <table:table-cell table:style-name="ce74" office:value-type="float" office:value="-38.8" calcext:value-type="float">
            <text:p>-38.8</text:p>
          </table:table-cell>
          <table:table-cell table:style-name="ce74" office:value-type="float" office:value="-1.1" calcext:value-type="float">
            <text:p>-1.1</text:p>
          </table:table-cell>
          <table:table-cell table:style-name="ce74" office:value-type="float" office:value="-1.99" calcext:value-type="float">
            <text:p>-1.99</text:p>
          </table:table-cell>
          <table:table-cell table:style-name="ce74" office:value-type="float" office:value="2.16" calcext:value-type="float">
            <text:p>2.1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4" calcext:value-type="float">
            <text:p>64</text:p>
          </table:table-cell>
          <table:table-cell table:style-name="ce74" office:value-type="float" office:value="0.702" calcext:value-type="float">
            <text:p>0.702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plasmid partitioning protein parA</text:p>
          </table:table-cell>
          <table:table-cell table:style-name="ce74" table:number-columns-repeated="2"/>
          <table:table-cell table:style-name="ce74" office:value-type="string" calcext:value-type="string">
            <text:p>DEAD/DEAH box helic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31</text:p>
          </table:table-cell>
          <table:table-cell table:style-name="ce74" office:value-type="string" calcext:value-type="string">
            <text:p>CP011972_ncRNA_5459360_5459656_fwd</text:p>
          </table:table-cell>
          <table:table-cell table:style-name="ce80" office:value-type="float" office:value="48272.49941761" calcext:value-type="float">
            <text:p>48272</text:p>
          </table:table-cell>
          <table:table-cell table:style-name="ce74" office:value-type="float" office:value="15682" calcext:value-type="float">
            <text:p>15682</text:p>
          </table:table-cell>
          <table:table-cell table:style-name="ce74" office:value-type="float" office:value="-75.77" calcext:value-type="float">
            <text:p>-75.77</text:p>
          </table:table-cell>
          <table:table-cell table:style-name="ce74" office:value-type="float" office:value="-68.47" calcext:value-type="float">
            <text:p>-68.47</text:p>
          </table:table-cell>
          <table:table-cell table:style-name="ce74" office:value-type="float" office:value="-7.31" calcext:value-type="float">
            <text:p>-7.31</text:p>
          </table:table-cell>
          <table:table-cell table:style-name="ce74" office:value-type="float" office:value="-6.08" calcext:value-type="float">
            <text:p>-6.08</text:p>
          </table:table-cell>
          <table:table-cell table:style-name="ce74" office:value-type="float" office:value="16.23" calcext:value-type="float">
            <text:p>16.2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27" calcext:value-type="float">
            <text:p>227</text:p>
          </table:table-cell>
          <table:table-cell table:style-name="ce74" office:value-type="float" office:value="0.343" calcext:value-type="float">
            <text:p>0.343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ear dna topoisomerase</text:p>
          </table:table-cell>
          <table:table-cell table:style-name="ce74" table:number-columns-repeated="2"/>
          <table:table-cell table:style-name="ce74" office:value-type="string" calcext:value-type="string">
            <text:p>DNA topoisomerase</text:p>
          </table:table-cell>
          <table:table-cell table:style-name="ce74" table:number-columns-repeated="2"/>
          <table:table-cell table:style-name="ce6"/>
          <table:table-cell table:number-columns-repeated="12"/>
        </table:table-row>
        <table:table-row table:style-name="ro1">
          <table:table-cell table:style-name="ce74" office:value-type="string" calcext:value-type="string">
            <text:p>Psa_sRNA_028</text:p>
          </table:table-cell>
          <table:table-cell table:style-name="ce74" office:value-type="string" calcext:value-type="string">
            <text:p>CP011972_ncRNA_322030_322306_fwd</text:p>
          </table:table-cell>
          <table:table-cell table:style-name="ce80" office:value-type="float" office:value="2522.75277014228" calcext:value-type="float">
            <text:p>2523</text:p>
          </table:table-cell>
          <table:table-cell table:style-name="ce74" office:value-type="float" office:value="951" calcext:value-type="float">
            <text:p>951</text:p>
          </table:table-cell>
          <table:table-cell table:style-name="ce74" office:value-type="float" office:value="-84.95" calcext:value-type="float">
            <text:p>-84.95</text:p>
          </table:table-cell>
          <table:table-cell table:style-name="ce74" office:value-type="float" office:value="-83.63" calcext:value-type="float">
            <text:p>-83.63</text:p>
          </table:table-cell>
          <table:table-cell table:style-name="ce74" office:value-type="float" office:value="-1.32" calcext:value-type="float">
            <text:p>-1.32</text:p>
          </table:table-cell>
          <table:table-cell table:style-name="ce74" office:value-type="float" office:value="-3.66" calcext:value-type="float">
            <text:p>-3.66</text:p>
          </table:table-cell>
          <table:table-cell table:style-name="ce74" office:value-type="float" office:value="4.72" calcext:value-type="float">
            <text:p>4.72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67" calcext:value-type="float">
            <text:p>167</text:p>
          </table:table-cell>
          <table:table-cell table:style-name="ce74" office:value-type="float" office:value="0.766" calcext:value-type="float">
            <text:p>0.766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ear DNAj</text:p>
          </table:table-cell>
          <table:table-cell table:style-name="ce74" table:number-columns-repeated="2"/>
          <table:table-cell table:style-name="ce74" office:value-type="string" calcext:value-type="string">
            <text:p>DNAj, transpos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30</text:p>
          </table:table-cell>
          <table:table-cell table:style-name="ce74" office:value-type="string" calcext:value-type="string">
            <text:p>CP011972_ncRNA_474957_475394_rev</text:p>
          </table:table-cell>
          <table:table-cell table:style-name="ce80" office:value-type="float" office:value="28854.0479238776" calcext:value-type="float">
            <text:p>28854</text:p>
          </table:table-cell>
          <table:table-cell table:style-name="ce74" office:value-type="float" office:value="2886" calcext:value-type="float">
            <text:p>2886</text:p>
          </table:table-cell>
          <table:table-cell table:style-name="ce74" office:value-type="float" office:value="-130.22" calcext:value-type="float">
            <text:p>-130.22</text:p>
          </table:table-cell>
          <table:table-cell table:style-name="ce74" office:value-type="float" office:value="-126.13" calcext:value-type="float">
            <text:p>-126.13</text:p>
          </table:table-cell>
          <table:table-cell table:style-name="ce74" office:value-type="float" office:value="-4.09" calcext:value-type="float">
            <text:p>-4.09</text:p>
          </table:table-cell>
          <table:table-cell table:style-name="ce74" office:value-type="float" office:value="-1.5" calcext:value-type="float">
            <text:p>-1.5</text:p>
          </table:table-cell>
          <table:table-cell table:style-name="ce74" office:value-type="float" office:value="3.36" calcext:value-type="float">
            <text:p>3.36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277" calcext:value-type="float">
            <text:p>277</text:p>
          </table:table-cell>
          <table:table-cell table:style-name="ce74" office:value-type="float" office:value="0.127" calcext:value-type="float">
            <text:p>0.127</text:p>
          </table:table-cell>
          <table:table-cell table:style-name="ce74" table:number-columns-repeated="3"/>
          <table:table-cell table:style-name="ce74" office:value-type="string" calcext:value-type="string">
            <text:p>tRNA</text:p>
          </table:table-cell>
          <table:table-cell table:style-name="ce74" office:value-type="string" calcext:value-type="string">
            <text:p>Chemotaxis pseudogene, diguanylate phosphodieste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9</text:p>
          </table:table-cell>
          <table:table-cell table:style-name="ce74" office:value-type="string" calcext:value-type="string">
            <text:p>CP011972_ncRNA_5438181_5438417_rev</text:p>
          </table:table-cell>
          <table:table-cell table:style-name="ce80" office:value-type="float" office:value="4698.91123121556" calcext:value-type="float">
            <text:p>4699</text:p>
          </table:table-cell>
          <table:table-cell table:style-name="ce74" office:value-type="float" office:value="1361" calcext:value-type="float">
            <text:p>1361</text:p>
          </table:table-cell>
          <table:table-cell table:style-name="ce74" office:value-type="float" office:value="-66.75" calcext:value-type="float">
            <text:p>-66.75</text:p>
          </table:table-cell>
          <table:table-cell table:style-name="ce74" office:value-type="float" office:value="-66.5" calcext:value-type="float">
            <text:p>-66.5</text:p>
          </table:table-cell>
          <table:table-cell table:style-name="ce74" office:value-type="float" office:value="-0.25" calcext:value-type="float">
            <text:p>-0.25</text:p>
          </table:table-cell>
          <table:table-cell table:style-name="ce74" office:value-type="float" office:value="-1.55" calcext:value-type="float">
            <text:p>-1.55</text:p>
          </table:table-cell>
          <table:table-cell table:style-name="ce74" office:value-type="float" office:value="1.61" calcext:value-type="float">
            <text:p>1.61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165" calcext:value-type="float">
            <text:p>165</text:p>
          </table:table-cell>
          <table:table-cell table:style-name="ce74" office:value-type="float" office:value="0.622" calcext:value-type="float">
            <text:p>0.622</text:p>
          </table:table-cell>
          <table:table-cell table:style-name="ce74" table:number-columns-repeated="4"/>
          <table:table-cell table:style-name="ce74" office:value-type="string" calcext:value-type="string">
            <text:p>Type IV pilus assembly , recombinase/integ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4</text:p>
          </table:table-cell>
          <table:table-cell table:style-name="ce74" office:value-type="string" calcext:value-type="string">
            <text:p>CP011972_ncRNA_4634388_4634555_rev</text:p>
          </table:table-cell>
          <table:table-cell table:style-name="ce80" office:value-type="float" office:value="3434.70810489884" calcext:value-type="float">
            <text:p>3435</text:p>
          </table:table-cell>
          <table:table-cell table:style-name="ce74" office:value-type="float" office:value="490" calcext:value-type="float">
            <text:p>490</text:p>
          </table:table-cell>
          <table:table-cell table:style-name="ce74" office:value-type="float" office:value="-58.92" calcext:value-type="float">
            <text:p>-58.92</text:p>
          </table:table-cell>
          <table:table-cell table:style-name="ce74" office:value-type="float" office:value="-61.8" calcext:value-type="float">
            <text:p>-61.8</text:p>
          </table:table-cell>
          <table:table-cell table:style-name="ce74" office:value-type="float" office:value="2.88" calcext:value-type="float">
            <text:p>2.88</text:p>
          </table:table-cell>
          <table:table-cell table:style-name="ce74" office:value-type="float" office:value="-1.42" calcext:value-type="float">
            <text:p>-1.42</text:p>
          </table:table-cell>
          <table:table-cell table:style-name="ce74" office:value-type="float" office:value="1.22" calcext:value-type="float">
            <text:p>1.22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47" calcext:value-type="float">
            <text:p>147</text:p>
          </table:table-cell>
          <table:table-cell table:style-name="ce74" office:value-type="float" office:value="0.457" calcext:value-type="float">
            <text:p>0.457</text:p>
          </table:table-cell>
          <table:table-cell table:style-name="ce74" table:number-columns-repeated="3"/>
          <table:table-cell table:style-name="ce74" office:value-type="string" calcext:value-type="string">
            <text:p>next to SNORA77 (euk)</text:p>
          </table:table-cell>
          <table:table-cell table:style-name="ce74" office:value-type="string" calcext:value-type="string">
            <text:p>ABC transporter, transpos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5</text:p>
          </table:table-cell>
          <table:table-cell table:style-name="ce74" office:value-type="string" calcext:value-type="string">
            <text:p>CP011973_ncRNA_61080_61307_fwd</text:p>
          </table:table-cell>
          <table:table-cell table:style-name="ce80" office:value-type="float" office:value="1764.725599615" calcext:value-type="float">
            <text:p>1765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-51.05" calcext:value-type="float">
            <text:p>-51.05</text:p>
          </table:table-cell>
          <table:table-cell table:style-name="ce74" office:value-type="float" office:value="-52.55" calcext:value-type="float">
            <text:p>-52.55</text:p>
          </table:table-cell>
          <table:table-cell table:style-name="ce74" office:value-type="float" office:value="1.5" calcext:value-type="float">
            <text:p>1.5</text:p>
          </table:table-cell>
          <table:table-cell table:style-name="ce74" office:value-type="float" office:value="-2.7" calcext:value-type="float">
            <text:p>-2.7</text:p>
          </table:table-cell>
          <table:table-cell table:style-name="ce74" office:value-type="float" office:value="0.89" calcext:value-type="float">
            <text:p>0.89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14" calcext:value-type="float">
            <text:p>214</text:p>
          </table:table-cell>
          <table:table-cell table:style-name="ce74" office:value-type="float" office:value="0.191" calcext:value-type="float">
            <text:p>0.191</text:p>
          </table:table-cell>
          <table:table-cell table:style-name="ce74" table:number-columns-repeated="4"/>
          <table:table-cell table:style-name="ce74" office:value-type="string" calcext:value-type="string">
            <text:p>integ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2</text:p>
          </table:table-cell>
          <table:table-cell table:style-name="ce74" office:value-type="string" calcext:value-type="string">
            <text:p>CP011972_ncRNA_119724_119882_rev</text:p>
          </table:table-cell>
          <table:table-cell table:style-name="ce80" office:value-type="float" office:value="815.727782611621" calcext:value-type="float">
            <text:p>816</text:p>
          </table:table-cell>
          <table:table-cell table:style-name="ce74" office:value-type="float" office:value="359" calcext:value-type="float">
            <text:p>359</text:p>
          </table:table-cell>
          <table:table-cell table:style-name="ce74" office:value-type="float" office:value="-33.4" calcext:value-type="float">
            <text:p>-33.4</text:p>
          </table:table-cell>
          <table:table-cell table:style-name="ce74" office:value-type="float" office:value="-33.6" calcext:value-type="float">
            <text:p>-33.6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-1.43" calcext:value-type="float">
            <text:p>-1.43</text:p>
          </table:table-cell>
          <table:table-cell table:style-name="ce74" office:value-type="float" office:value="4.29" calcext:value-type="float">
            <text:p>4.29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71" calcext:value-type="float">
            <text:p>71</text:p>
          </table:table-cell>
          <table:table-cell table:style-name="ce74" office:value-type="float" office:value="0.695" calcext:value-type="float">
            <text:p>0.695</text:p>
          </table:table-cell>
          <table:table-cell table:style-name="ce74" table:number-columns-repeated="4"/>
          <table:table-cell table:style-name="ce74" office:value-type="string" calcext:value-type="string">
            <text:p>integrase, small hypothetical – blast hits to CAAX protease, eggnog hits to Abi-like protein (metalloprotease)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5</text:p>
          </table:table-cell>
          <table:table-cell table:style-name="ce74" office:value-type="string" calcext:value-type="string">
            <text:p>CP011972_ncRNA_5040669_5040833_rev</text:p>
          </table:table-cell>
          <table:table-cell table:style-name="ce80" office:value-type="float" office:value="668.366801698981" calcext:value-type="float">
            <text:p>668</text:p>
          </table:table-cell>
          <table:table-cell table:style-name="ce74" office:value-type="float" office:value="509" calcext:value-type="float">
            <text:p>509</text:p>
          </table:table-cell>
          <table:table-cell table:style-name="ce74" office:value-type="float" office:value="-57.58" calcext:value-type="float">
            <text:p>-57.58</text:p>
          </table:table-cell>
          <table:table-cell table:style-name="ce74" office:value-type="float" office:value="-59.45" calcext:value-type="float">
            <text:p>-59.45</text:p>
          </table:table-cell>
          <table:table-cell table:style-name="ce74" office:value-type="float" office:value="1.88" calcext:value-type="float">
            <text:p>1.88</text:p>
          </table:table-cell>
          <table:table-cell table:style-name="ce74" office:value-type="float" office:value="-1.56" calcext:value-type="float">
            <text:p>-1.56</text:p>
          </table:table-cell>
          <table:table-cell table:style-name="ce74" office:value-type="float" office:value="1.11" calcext:value-type="float">
            <text:p>1.11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46" calcext:value-type="float">
            <text:p>146</text:p>
          </table:table-cell>
          <table:table-cell table:style-name="ce74" office:value-type="float" office:value="0.515" calcext:value-type="float">
            <text:p>0.515</text:p>
          </table:table-cell>
          <table:table-cell table:style-name="ce74" table:number-columns-repeated="3"/>
          <table:table-cell table:style-name="ce74" office:value-type="string" calcext:value-type="string">
            <text:p>next to SNORA77 (euk)</text:p>
          </table:table-cell>
          <table:table-cell table:style-name="ce74" office:value-type="string" calcext:value-type="string">
            <text:p>glutamyl-tRNA amidotransferase, transpos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4</text:p>
          </table:table-cell>
          <table:table-cell table:style-name="ce74" office:value-type="string" calcext:value-type="string">
            <text:p>CP011973_ncRNA_61084_61315_rev</text:p>
          </table:table-cell>
          <table:table-cell table:style-name="ce80" office:value-type="float" office:value="590.37474715381" calcext:value-type="float">
            <text:p>59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-23.69" calcext:value-type="float">
            <text:p>-23.69</text:p>
          </table:table-cell>
          <table:table-cell table:style-name="ce74" office:value-type="float" office:value="-24.6" calcext:value-type="float">
            <text:p>-24.6</text:p>
          </table:table-cell>
          <table:table-cell table:style-name="ce74" office:value-type="float" office:value="0.91" calcext:value-type="float">
            <text:p>0.91</text:p>
          </table:table-cell>
          <table:table-cell table:style-name="ce74" office:value-type="float" office:value="-2.51" calcext:value-type="float">
            <text:p>-2.51</text:p>
          </table:table-cell>
          <table:table-cell table:style-name="ce74" office:value-type="float" office:value="2.18" calcext:value-type="float">
            <text:p>2.18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11" calcext:value-type="float">
            <text:p>111</text:p>
          </table:table-cell>
          <table:table-cell table:style-name="ce74" office:value-type="float" office:value="0.864" calcext:value-type="float">
            <text:p>0.864</text:p>
          </table:table-cell>
          <table:table-cell table:style-name="ce74" table:number-columns-repeated="4"/>
          <table:table-cell table:style-name="ce74" office:value-type="string" calcext:value-type="string">
            <text:p>integ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2</text:p>
          </table:table-cell>
          <table:table-cell table:style-name="ce74" office:value-type="string" calcext:value-type="string">
            <text:p>CP011972_ncRNA_3765999_3766298_rev</text:p>
          </table:table-cell>
          <table:table-cell table:style-name="ce80" office:value-type="float" office:value="399.31732600603" calcext:value-type="float">
            <text:p>399</text:p>
          </table:table-cell>
          <table:table-cell table:style-name="ce74" office:value-type="float" office:value="122" calcext:value-type="float">
            <text:p>122</text:p>
          </table:table-cell>
          <table:table-cell table:number-columns-repeated="2" table:style-name="ce74" office:value-type="float" office:value="-91" calcext:value-type="float">
            <text:p>-9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295" calcext:value-type="float">
            <text:p>295</text:p>
          </table:table-cell>
          <table:table-cell table:style-name="ce74" office:value-type="float" office:value="0.443" calcext:value-type="float">
            <text:p>0.443</text:p>
          </table:table-cell>
          <table:table-cell table:style-name="ce74" table:number-columns-repeated="4"/>
          <table:table-cell table:style-name="ce74" office:value-type="string" calcext:value-type="string">
            <text:p>hypotheticals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7</text:p>
          </table:table-cell>
          <table:table-cell table:style-name="ce74" office:value-type="string" calcext:value-type="string">
            <text:p>CP011972_ncRNA_806901_807143_fwd</text:p>
          </table:table-cell>
          <table:table-cell table:style-name="ce80" office:value-type="float" office:value="319.854561797765" calcext:value-type="float">
            <text:p>320</text:p>
          </table:table-cell>
          <table:table-cell table:style-name="ce74" office:value-type="float" office:value="69" calcext:value-type="float">
            <text:p>69</text:p>
          </table:table-cell>
          <table:table-cell table:style-name="ce74" office:value-type="float" office:value="-27.97" calcext:value-type="float">
            <text:p>-27.97</text:p>
          </table:table-cell>
          <table:table-cell table:style-name="ce74" office:value-type="float" office:value="-27.87" calcext:value-type="float">
            <text:p>-27.87</text:p>
          </table:table-cell>
          <table:table-cell table:style-name="ce74" office:value-type="float" office:value="-0.1" calcext:value-type="float">
            <text:p>-0.1</text:p>
          </table:table-cell>
          <table:table-cell table:style-name="ce74" office:value-type="float" office:value="-2.01" calcext:value-type="float">
            <text:p>-2.01</text:p>
          </table:table-cell>
          <table:table-cell table:style-name="ce74" office:value-type="float" office:value="2.62" calcext:value-type="float">
            <text:p>2.6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2" calcext:value-type="float">
            <text:p>62</text:p>
          </table:table-cell>
          <table:table-cell table:style-name="ce74" office:value-type="float" office:value="0.542" calcext:value-type="float">
            <text:p>0.542</text:p>
          </table:table-cell>
          <table:table-cell table:style-name="ce74" table:number-columns-repeated="4"/>
          <table:table-cell table:style-name="ce74" office:value-type="string" calcext:value-type="string">
            <text:p>next to endonuclease/mobile element protein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1</text:p>
          </table:table-cell>
          <table:table-cell table:style-name="ce74" office:value-type="string" calcext:value-type="string">
            <text:p>CP011972_ncRNA_743622_743984_fwd</text:p>
          </table:table-cell>
          <table:table-cell table:style-name="ce80" office:value-type="float" office:value="309.563086122453" calcext:value-type="float">
            <text:p>310</text:p>
          </table:table-cell>
          <table:table-cell table:style-name="ce74" office:value-type="float" office:value="93" calcext:value-type="float">
            <text:p>93</text:p>
          </table:table-cell>
          <table:table-cell table:number-columns-repeated="2" table:style-name="ce74" office:value-type="float" office:value="-95.6" calcext:value-type="float">
            <text:p>-95.6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58" calcext:value-type="float">
            <text:p>358</text:p>
          </table:table-cell>
          <table:table-cell table:style-name="ce74" office:value-type="float" office:value="0.623" calcext:value-type="float">
            <text:p>0.623</text:p>
          </table:table-cell>
          <table:table-cell table:style-name="ce74" table:number-columns-repeated="4"/>
          <table:table-cell table:style-name="ce74" office:value-type="string" calcext:value-type="string">
            <text:p>Phosphonate transporter, Avirulence protein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3</text:p>
          </table:table-cell>
          <table:table-cell table:style-name="ce74" office:value-type="string" calcext:value-type="string">
            <text:p>CP011973_ncRNA_21610_21774_rev</text:p>
          </table:table-cell>
          <table:table-cell table:style-name="ce80" office:value-type="float" office:value="203.068954854934" calcext:value-type="float">
            <text:p>203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-64.5" calcext:value-type="float">
            <text:p>-64.5</text:p>
          </table:table-cell>
          <table:table-cell table:style-name="ce74" office:value-type="float" office:value="-65.25" calcext:value-type="float">
            <text:p>-65.25</text:p>
          </table:table-cell>
          <table:table-cell table:style-name="ce74" office:value-type="float" office:value="0.75" calcext:value-type="float">
            <text:p>0.75</text:p>
          </table:table-cell>
          <table:table-cell table:style-name="ce74" office:value-type="float" office:value="-1.07" calcext:value-type="float">
            <text:p>-1.07</text:p>
          </table:table-cell>
          <table:table-cell table:style-name="ce74" office:value-type="float" office:value="1.4" calcext:value-type="float">
            <text:p>1.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58" calcext:value-type="float">
            <text:p>158</text:p>
          </table:table-cell>
          <table:table-cell table:style-name="ce74" office:value-type="float" office:value="0.579" calcext:value-type="float">
            <text:p>0.579</text:p>
          </table:table-cell>
          <table:table-cell table:style-name="ce74" table:number-columns-repeated="4"/>
          <table:table-cell table:style-name="ce74" office:value-type="string" calcext:value-type="string">
            <text:p>hypotheticals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3</text:p>
          </table:table-cell>
          <table:table-cell table:style-name="ce74" office:value-type="string" calcext:value-type="string">
            <text:p>CP011972_ncRNA_1752191_1752476_fwd</text:p>
          </table:table-cell>
          <table:table-cell table:style-name="ce80" office:value-type="float" office:value="188.062343144896" calcext:value-type="float">
            <text:p>188</text:p>
          </table:table-cell>
          <table:table-cell table:style-name="ce74" office:value-type="float" office:value="142" calcext:value-type="float">
            <text:p>142</text:p>
          </table:table-cell>
          <table:table-cell table:number-columns-repeated="2" table:style-name="ce74" office:value-type="float" office:value="-75.3" calcext:value-type="float">
            <text:p>-75.3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5" table:style-name="ce74" office:value-type="string" calcext:value-type="string">
            <text:p>NA</text:p>
          </table:table-cell>
          <table:table-cell table:style-name="ce74" table:number-columns-repeated="4"/>
          <table:table-cell table:style-name="ce74" office:value-type="string" calcext:value-type="string">
            <text:p>MGE, Hypotheticals – blast partial result for oxidoreductase, nearby, membrane proteins 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9</text:p>
          </table:table-cell>
          <table:table-cell table:style-name="ce74" office:value-type="string" calcext:value-type="string">
            <text:p>CP011972_ncRNA_768152_768370_fwd</text:p>
          </table:table-cell>
          <table:table-cell table:style-name="ce80" office:value-type="float" office:value="178.248846022314" calcext:value-type="float">
            <text:p>178</text:p>
          </table:table-cell>
          <table:table-cell table:style-name="ce74" office:value-type="float" office:value="281" calcext:value-type="float">
            <text:p>281</text:p>
          </table:table-cell>
          <table:table-cell table:number-columns-repeated="2" table:style-name="ce74" office:value-type="float" office:value="-46.1" calcext:value-type="float">
            <text:p>-46.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float" office:value="0.998" calcext:value-type="float">
            <text:p>0.998</text:p>
          </table:table-cell>
          <table:table-cell table:style-name="ce74" table:number-columns-repeated="4"/>
          <table:table-cell table:style-name="ce74" office:value-type="string" calcext:value-type="string">
            <text:p>next to type III effectors, near HrpL box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1</text:p>
          </table:table-cell>
          <table:table-cell table:style-name="ce74" office:value-type="string" calcext:value-type="string">
            <text:p>CP011972_ncRNA_119433_119810_fwd</text:p>
          </table:table-cell>
          <table:table-cell table:style-name="ce80" office:value-type="float" office:value="129.554337339111" calcext:value-type="float">
            <text:p>130</text:p>
          </table:table-cell>
          <table:table-cell table:style-name="ce74" office:value-type="float" office:value="359" calcext:value-type="float">
            <text:p>359</text:p>
          </table:table-cell>
          <table:table-cell table:number-columns-repeated="2" table:style-name="ce74" office:value-type="float" office:value="-124.1" calcext:value-type="float">
            <text:p>-124.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float" office:value="362" calcext:value-type="float">
            <text:p>362</text:p>
          </table:table-cell>
          <table:table-cell table:style-name="ce74" office:value-type="float" office:value="0.627" calcext:value-type="float">
            <text:p>0.627</text:p>
          </table:table-cell>
          <table:table-cell table:style-name="ce74" table:number-columns-repeated="4"/>
          <table:table-cell table:style-name="ce74" office:value-type="string" calcext:value-type="string">
            <text:p>integrase, small hypothetical – blast hits to CAAX protease, eggnog hits to Abi-like protein (metalloprotease)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9</text:p>
          </table:table-cell>
          <table:table-cell table:style-name="ce74" office:value-type="string" calcext:value-type="string">
            <text:p>CP011972_ncRNA_6082989_6083300_rev</text:p>
          </table:table-cell>
          <table:table-cell table:style-name="ce80" office:value-type="float" office:value="117.899299319465" calcext:value-type="float">
            <text:p>118</text:p>
          </table:table-cell>
          <table:table-cell table:style-name="ce74" office:value-type="float" office:value="91" calcext:value-type="float">
            <text:p>91</text:p>
          </table:table-cell>
          <table:table-cell table:style-name="ce74" office:value-type="float" office:value="-84.41" calcext:value-type="float">
            <text:p>-84.41</text:p>
          </table:table-cell>
          <table:table-cell table:style-name="ce74" office:value-type="float" office:value="-84.2" calcext:value-type="float">
            <text:p>-84.2</text:p>
          </table:table-cell>
          <table:table-cell table:style-name="ce74" office:value-type="float" office:value="-0.21" calcext:value-type="float">
            <text:p>-0.21</text:p>
          </table:table-cell>
          <table:table-cell table:style-name="ce74" office:value-type="float" office:value="-3.82" calcext:value-type="float">
            <text:p>-3.82</text:p>
          </table:table-cell>
          <table:table-cell table:style-name="ce74" office:value-type="float" office:value="2.05" calcext:value-type="float">
            <text:p>2.05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310" calcext:value-type="float">
            <text:p>310</text:p>
          </table:table-cell>
          <table:table-cell table:style-name="ce74" office:value-type="float" office:value="0.65" calcext:value-type="float">
            <text:p>0.65</text:p>
          </table:table-cell>
          <table:table-cell table:style-name="ce74" table:number-columns-repeated="4"/>
          <table:table-cell table:style-name="ce74" office:value-type="string" calcext:value-type="string">
            <text:p>malate synthase, type III effector, HrpL box on opposite strand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5</text:p>
          </table:table-cell>
          <table:table-cell table:style-name="ce74" office:value-type="string" calcext:value-type="string">
            <text:p>CP011972_fwdCDS_739233_739548_rev</text:p>
          </table:table-cell>
          <table:table-cell table:style-name="ce80" office:value-type="float" office:value="115.354924906874" calcext:value-type="float">
            <text:p>115</text:p>
          </table:table-cell>
          <table:table-cell table:style-name="ce74" office:value-type="float" office:value="189" calcext:value-type="float">
            <text:p>189</text:p>
          </table:table-cell>
          <table:table-cell table:number-columns-repeated="2" table:style-name="ce74" office:value-type="float" office:value="-83.2" calcext:value-type="float">
            <text:p>-83.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278" calcext:value-type="float">
            <text:p>278</text:p>
          </table:table-cell>
          <table:table-cell table:style-name="ce74" office:value-type="float" office:value="0.765" calcext:value-type="float">
            <text:p>0.765</text:p>
          </table:table-cell>
          <table:table-cell table:style-name="ce74" table:number-columns-repeated="4"/>
          <table:table-cell table:style-name="ce74" office:value-type="string" calcext:value-type="string">
            <text:p>Avr biosynthesis operon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8</text:p>
          </table:table-cell>
          <table:table-cell table:style-name="ce74" office:value-type="string" calcext:value-type="string">
            <text:p>CP011972_ncRNA_474747_474938_fwd</text:p>
          </table:table-cell>
          <table:table-cell table:style-name="ce80" office:value-type="float" office:value="95.0312930392396" calcext:value-type="float">
            <text:p>95</text:p>
          </table:table-cell>
          <table:table-cell table:style-name="ce74" office:value-type="float" office:value="84" calcext:value-type="float">
            <text:p>84</text:p>
          </table:table-cell>
          <table:table-cell table:number-columns-repeated="2" table:style-name="ce74" office:value-type="float" office:value="-59.6" calcext:value-type="float">
            <text:p>-59.6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5" table:style-name="ce74" office:value-type="string" calcext:value-type="string">
            <text:p>NA</text:p>
          </table:table-cell>
          <table:table-cell table:style-name="ce74" table:number-columns-repeated="4"/>
          <table:table-cell table:style-name="ce74" office:value-type="string" calcext:value-type="string">
            <text:p>Chemotaxis pseudogene, diguanylate phosphodieste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02</text:p>
          </table:table-cell>
          <table:table-cell table:style-name="ce74" office:value-type="string" calcext:value-type="string">
            <text:p>CP011972_ncRNA_1897172_1897363_fwd</text:p>
          </table:table-cell>
          <table:table-cell table:style-name="ce80" office:value-type="float" office:value="93.8700201139275" calcext:value-type="float">
            <text:p>94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-53.18" calcext:value-type="float">
            <text:p>-53.18</text:p>
          </table:table-cell>
          <table:table-cell table:style-name="ce74" office:value-type="float" office:value="-47.31" calcext:value-type="float">
            <text:p>-47.31</text:p>
          </table:table-cell>
          <table:table-cell table:style-name="ce74" office:value-type="float" office:value="-5.87" calcext:value-type="float">
            <text:p>-5.87</text:p>
          </table:table-cell>
          <table:table-cell table:style-name="ce74" office:value-type="float" office:value="-9.81" calcext:value-type="float">
            <text:p>-9.81</text:p>
          </table:table-cell>
          <table:table-cell table:style-name="ce74" office:value-type="float" office:value="43.1" calcext:value-type="float">
            <text:p>43.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5" calcext:value-type="float">
            <text:p>105</text:p>
          </table:table-cell>
          <table:table-cell table:style-name="ce74" office:value-type="float" office:value="0.741" calcext:value-type="float">
            <text:p>0.741</text:p>
          </table:table-cell>
          <table:table-cell table:style-name="ce74" table:number-columns-repeated="4"/>
          <table:table-cell table:style-name="ce74" office:value-type="string" calcext:value-type="string">
            <text:p>Peroxidase, (repetitive pseudogene?), DNA polyme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0</text:p>
          </table:table-cell>
          <table:table-cell table:style-name="ce74" office:value-type="string" calcext:value-type="string">
            <text:p>CP011972_ncRNA_6513384_6513635_rev</text:p>
          </table:table-cell>
          <table:table-cell table:style-name="ce80" office:value-type="float" office:value="56.0512973006779" calcext:value-type="float">
            <text:p>56</text:p>
          </table:table-cell>
          <table:table-cell table:style-name="ce74" office:value-type="float" office:value="91" calcext:value-type="float">
            <text:p>91</text:p>
          </table:table-cell>
          <table:table-cell table:style-name="ce74" office:value-type="float" office:value="-29.49" calcext:value-type="float">
            <text:p>-29.49</text:p>
          </table:table-cell>
          <table:table-cell table:style-name="ce74" office:value-type="float" office:value="-30.49" calcext:value-type="float">
            <text:p>-30.4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-1.92" calcext:value-type="float">
            <text:p>-1.92</text:p>
          </table:table-cell>
          <table:table-cell table:style-name="ce74" office:value-type="float" office:value="1.57" calcext:value-type="float">
            <text:p>1.57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0.445" calcext:value-type="float">
            <text:p>0.445</text:p>
          </table:table-cell>
          <table:table-cell table:style-name="ce74" table:number-columns-repeated="4"/>
          <table:table-cell table:style-name="ce74" office:value-type="string" calcext:value-type="string">
            <text:p>integr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27</text:p>
          </table:table-cell>
          <table:table-cell table:style-name="ce74" office:value-type="string" calcext:value-type="string">
            <text:p>CP011972_ncRNA_745275_745542_rev</text:p>
          </table:table-cell>
          <table:table-cell table:style-name="ce80" office:value-type="float" office:value="34.0949618427877" calcext:value-type="float">
            <text:p>34</text:p>
          </table:table-cell>
          <table:table-cell table:style-name="ce78" office:value-type="float" office:value="709" calcext:value-type="float">
            <text:p>709</text:p>
          </table:table-cell>
          <table:table-cell table:style-name="ce74" office:value-type="float" office:value="-34.25" calcext:value-type="float">
            <text:p>-34.25</text:p>
          </table:table-cell>
          <table:table-cell table:style-name="ce74" office:value-type="float" office:value="-39.25" calcext:value-type="float">
            <text:p>-39.2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1.39" calcext:value-type="float">
            <text:p>-1.39</text:p>
          </table:table-cell>
          <table:table-cell table:style-name="ce74" office:value-type="float" office:value="1.61" calcext:value-type="float">
            <text:p>1.61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0.187" calcext:value-type="float">
            <text:p>0.187</text:p>
          </table:table-cell>
          <table:table-cell table:style-name="ce74" table:number-columns-repeated="4"/>
          <table:table-cell table:style-name="ce74" office:value-type="string" calcext:value-type="string">
            <text:p>avirulence protein, hypothetical – blast gives partial hits to integrase/recombinase</text:p>
          </table:table-cell>
          <table:table-cell table:style-name="ce74" table:number-columns-repeated="2"/>
          <table:table-cell table:number-columns-repeated="13"/>
        </table:table-row>
        <table:table-row table:style-name="ro1">
          <table:table-cell table:style-name="ce74" office:value-type="string" calcext:value-type="string">
            <text:p>Psa_sRNA_017</text:p>
          </table:table-cell>
          <table:table-cell table:style-name="ce74" office:value-type="string" calcext:value-type="string">
            <text:p>CP011972_ncRNA_2294607_2294819_rev</text:p>
          </table:table-cell>
          <table:table-cell table:style-name="ce80" office:value-type="float" office:value="28.6996003202216" calcext:value-type="float">
            <text:p>29</text:p>
          </table:table-cell>
          <table:table-cell table:style-name="ce74" office:value-type="float" office:value="216" calcext:value-type="float">
            <text:p>216</text:p>
          </table:table-cell>
          <table:table-cell table:number-columns-repeated="2" table:style-name="ce74" office:value-type="float" office:value="-51.6" calcext:value-type="float">
            <text:p>-51.6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string" calcext:value-type="string">
            <text:p>NA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137" calcext:value-type="float">
            <text:p>137</text:p>
          </table:table-cell>
          <table:table-cell table:style-name="ce74" office:value-type="float" office:value="0.251" calcext:value-type="float">
            <text:p>0.251</text:p>
          </table:table-cell>
          <table:table-cell table:style-name="ce74" table:number-columns-repeated="4"/>
          <table:table-cell table:style-name="ce74" office:value-type="string" calcext:value-type="string">
            <text:p>Endonuclease, diguanylate cyclase</text:p>
          </table:table-cell>
          <table:table-cell table:style-name="ce74" table:number-columns-repeated="2"/>
          <table:table-cell table:number-columns-repeated="13"/>
        </table:table-row>
        <table:table-row table:style-name="ro1" table:number-rows-repeated="4">
          <table:table-cell table:style-name="ce74" table:number-columns-repeated="2"/>
          <table:table-cell table:style-name="ce80"/>
          <table:table-cell table:style-name="ce74" table:number-columns-repeated="16"/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2"/>
          <table:table-cell table:style-name="ce21"/>
          <table:table-cell table:style-name="ce9"/>
          <table:table-cell table:number-columns-repeated="28"/>
        </table:table-row>
        <table:table-row table:style-name="ro1" table:number-rows-repeated="7">
          <table:table-cell table:style-name="ce35" table:number-columns-repeated="2"/>
          <table:table-cell table:style-name="ce42"/>
          <table:table-cell table:style-name="ce44"/>
          <table:table-cell table:style-name="ce35" table:number-columns-repeated="28"/>
        </table:table-row>
        <table:table-row table:style-name="ro1">
          <table:table-cell table:style-name="ce35" table:number-columns-repeated="2"/>
          <table:table-cell table:style-name="ce42"/>
          <table:table-cell table:style-name="ce44"/>
          <table:table-cell table:style-name="ce35" table:number-columns-repeated="16"/>
          <table:table-cell table:style-name="ce46"/>
          <table:table-cell table:style-name="ce35" table:number-columns-repeated="11"/>
        </table:table-row>
        <table:table-row table:style-name="ro1" table:number-rows-repeated="10">
          <table:table-cell table:style-name="ce35" table:number-columns-repeated="2"/>
          <table:table-cell table:style-name="ce42"/>
          <table:table-cell table:style-name="ce44"/>
          <table:table-cell table:style-name="ce35" table:number-columns-repeated="28"/>
        </table:table-row>
        <table:table-row table:style-name="ro1">
          <table:table-cell table:number-columns-repeated="2"/>
          <table:table-cell table:style-name="ce21"/>
          <table:table-cell table:style-name="ce9"/>
          <table:table-cell table:number-columns-repeated="28"/>
        </table:table-row>
        <table:table-row table:style-name="ro1">
          <table:table-cell table:style-name="ce73" office:value-type="string" calcext:value-type="string">
            <text:p>candidate_name</text:p>
          </table:table-cell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delta_exp</text:p>
          </table:table-cell>
          <table:table-cell table:style-name="ce8" office:value-type="string" calcext:value-type="string">
            <text:p>in vitro basemean</text:p>
          </table:table-cell>
          <table:table-cell table:style-name="ce73" office:value-type="string" calcext:value-type="string">
            <text:p>in planta peak max</text:p>
          </table:table-cell>
          <table:table-cell table:style-name="ce73" office:value-type="string" calcext:value-type="string">
            <text:p>tabaci</text:p>
          </table:table-cell>
          <table:table-cell table:style-name="ce73" office:value-type="string" calcext:value-type="string">
            <text:p>context in tabaci</text:p>
          </table:table-cell>
          <table:table-cell table:style-name="ce73" office:value-type="string" calcext:value-type="string">
            <text:p>Cond-specific exp?</text:p>
          </table:table-cell>
          <table:table-cell table:style-name="ce73" office:value-type="string" calcext:value-type="string">
            <text:p>no_cut_ga</text:p>
          </table:table-cell>
          <table:table-cell table:style-name="ce73" office:value-type="string" calcext:value-type="string">
            <text:p>context in psa</text:p>
          </table:table-cell>
          <table:table-cell table:style-name="ce73" office:value-type="string" calcext:value-type="string">
            <text:p>not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03</text:p>
          </table:table-cell>
          <table:table-cell office:value-type="string" calcext:value-type="string">
            <text:p>CP011973_ncRNA_21610_21774_rev</text:p>
          </table:table-cell>
          <table:table-cell table:style-name="ce21" table:formula="of:=ABS([.D61]-[.E61])" office:value-type="float" office:value="184.068954854934" calcext:value-type="float">
            <text:p>184.07</text:p>
          </table:table-cell>
          <table:table-cell table:style-name="ce9" office:value-type="float" office:value="203.068954854934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hypotheticals</text:p>
          </table:table-cell>
          <table:table-cell office:value-type="string" calcext:value-type="string">
            <text:p>possible pseudogene origin for first half of seq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04</text:p>
          </table:table-cell>
          <table:table-cell office:value-type="string" calcext:value-type="string">
            <text:p>CP011973_ncRNA_61084_61315_rev</text:p>
          </table:table-cell>
          <table:table-cell table:style-name="ce21" table:formula="of:=ABS([.D62]-[.E62])" office:value-type="float" office:value="569.37474715381" calcext:value-type="float">
            <text:p>569.37</text:p>
          </table:table-cell>
          <table:table-cell table:style-name="ce9" office:value-type="float" office:value="590.37474715381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integrase</text:p>
          </table:table-cell>
          <table:table-cell office:value-type="string" calcext:value-type="string">
            <text:p>part of MGE/rearrangement on plasmi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05</text:p>
          </table:table-cell>
          <table:table-cell office:value-type="string" calcext:value-type="string">
            <text:p>CP011973_ncRNA_61080_61307_fwd</text:p>
          </table:table-cell>
          <table:table-cell table:style-name="ce21" table:formula="of:=ABS([.D63]-[.E63])" office:value-type="float" office:value="1743.725599615" calcext:value-type="float">
            <text:p>1,743.73</text:p>
          </table:table-cell>
          <table:table-cell table:style-name="ce9" office:value-type="float" office:value="1764.725599615" calcext:value-type="float">
            <text:p>176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integrase</text:p>
          </table:table-cell>
          <table:table-cell office:value-type="string" calcext:value-type="string">
            <text:p>part of MGE/rearrangement on plasmid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Psa_sRNA_006</text:p>
          </table:table-cell>
          <table:table-cell table:style-name="ce25" office:value-type="string" calcext:value-type="string">
            <text:p>CP011972_ncRNA_170583_170708_rev</text:p>
          </table:table-cell>
          <table:table-cell table:style-name="ce27" table:formula="of:=ABS([.D64]-[.E64])" office:value-type="float" office:value="8.1053514527929" calcext:value-type="float">
            <text:p>8.11</text:p>
          </table:table-cell>
          <table:table-cell table:style-name="ce28" office:value-type="float" office:value="43.8946485472071" calcext:value-type="float">
            <text:p>44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number-columns-repeated="2"/>
          <table:table-cell table:style-name="ce25" office:value-type="string" calcext:value-type="string">
            <text:p>in planta</text:p>
          </table:table-cell>
          <table:table-cell table:style-name="ce25" office:value-type="string" calcext:value-type="string">
            <text:p>sraL</text:p>
          </table:table-cell>
          <table:table-cell table:style-name="ce25" office:value-type="string" calcext:value-type="string">
            <text:p>siderophore export channels</text:p>
          </table:table-cell>
          <table:table-cell table:style-name="ce25" office:value-type="string" calcext:value-type="string">
            <text:p>Next to HrpB in NZ P. aeruginosa str, which is a Type IV pili regulator. Locus is diff in P. syringaes. Identified from an in planta peak. Possibly part of HrpB reg? This locus has undergone rearrangements but ncRNA is conserved. P silensis has half flank as does p syringae NZ_LT963409.1 /NZ_LT985192.1 which looks like similar locus – del?.</text:p>
          </table:table-cell>
          <table:table-cell table:style-name="ce25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Psa_sRNA_007</text:p>
          </table:table-cell>
          <table:table-cell office:value-type="string" calcext:value-type="string">
            <text:p>CP011972_ncRNA_806901_807143_fwd</text:p>
          </table:table-cell>
          <table:table-cell table:style-name="ce21" table:formula="of:=ABS([.D65]-[.E65])" office:value-type="float" office:value="250.854561797765" calcext:value-type="float">
            <text:p>250.85</text:p>
          </table:table-cell>
          <table:table-cell table:style-name="ce9" office:value-type="float" office:value="319.854561797765" calcext:value-type="float">
            <text:p>320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string" calcext:value-type="string">
            <text:p>next to endonuclease/mobile element protein</text:p>
          </table:table-cell>
          <table:table-cell office:value-type="string" calcext:value-type="string">
            <text:p>border of two transposases – overlaps with part of transposase pseudogene. Middle is homologous to region in the middle of hop effectors in NZ_CP032871.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0</text:p>
          </table:table-cell>
          <table:table-cell table:style-name="ce15" office:value-type="string" calcext:value-type="string">
            <text:p>CP011972_ncRNA_6513384_6513635_rev</text:p>
          </table:table-cell>
          <table:table-cell table:style-name="ce21" table:formula="of:=ABS([.D66]-[.E66])" office:value-type="float" office:value="34.9487026993221" calcext:value-type="float">
            <text:p>34.95</text:p>
          </table:table-cell>
          <table:table-cell table:style-name="ce19" office:value-type="float" office:value="56.0512973006779" calcext:value-type="float">
            <text:p>56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4"/>
          <table:table-cell table:style-name="ce15" office:value-type="string" calcext:value-type="string">
            <text:p>integrase</text:p>
          </table:table-cell>
          <table:table-cell table:style-name="ce15"/>
          <table:table-cell table:style-name="ce15" office:value-type="string" calcext:value-type="string">
            <text:p>refold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sa_sRNA_009</text:p>
          </table:table-cell>
          <table:table-cell office:value-type="string" calcext:value-type="string">
            <text:p>CP011972_ncRNA_6082989_6083300_rev</text:p>
          </table:table-cell>
          <table:table-cell table:style-name="ce21" table:formula="of:=ABS([.D67]-[.E67])" office:value-type="float" office:value="26.899299319465" calcext:value-type="float">
            <text:p>26.90</text:p>
          </table:table-cell>
          <table:table-cell table:style-name="ce9" office:value-type="float" office:value="117.899299319465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office:value-type="string" calcext:value-type="string">
            <text:p>malate synthase, type III effector, HrpL box on opposite strand</text:p>
          </table:table-cell>
          <table:table-cell office:value-type="string" calcext:value-type="string">
            <text:p>evidence of recent rearrangement in this locus in pst <text:s/>NZ_CP019871.1 . Seems like repetitive sequence in this region – however there is some basepair preservation.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1</text:p>
          </table:table-cell>
          <table:table-cell office:value-type="string" calcext:value-type="string">
            <text:p>CP011972_ncRNA_743622_743984_fwd</text:p>
          </table:table-cell>
          <table:table-cell table:style-name="ce21" table:formula="of:=ABS([.D68]-[.E68])" office:value-type="float" office:value="216.563086122453" calcext:value-type="float">
            <text:p>216.56</text:p>
          </table:table-cell>
          <table:table-cell table:style-name="ce9" office:value-type="float" office:value="309.563086122453" calcext:value-type="float">
            <text:p>310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office:value-type="string" calcext:value-type="string">
            <text:p>Phosphonate transporter, Avirulence protein</text:p>
          </table:table-cell>
          <table:table-cell office:value-type="string" calcext:value-type="string">
            <text:p>has homology to intergenic region in plasmids which seems to have a v strong terminator. Lots of internal pallindromes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2</text:p>
          </table:table-cell>
          <table:table-cell office:value-type="string" calcext:value-type="string">
            <text:p>CP011972_ncRNA_3765999_3766298_rev</text:p>
          </table:table-cell>
          <table:table-cell table:style-name="ce21" table:formula="of:=ABS([.D69]-[.E69])" office:value-type="float" office:value="277.31732600603" calcext:value-type="float">
            <text:p>277.32</text:p>
          </table:table-cell>
          <table:table-cell table:style-name="ce9" office:value-type="float" office:value="399.31732600603" calcext:value-type="float">
            <text:p>399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hypotheticals</text:p>
          </table:table-cell>
          <table:table-cell office:value-type="string" calcext:value-type="string">
            <text:p>Only 4 sequences, possibly from recombination/MGE.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3</text:p>
          </table:table-cell>
          <table:table-cell office:value-type="string" calcext:value-type="string">
            <text:p>CP011972_ncRNA_1752191_1752476_fwd</text:p>
          </table:table-cell>
          <table:table-cell table:style-name="ce21" table:formula="of:=ABS([.D70]-[.E70])" office:value-type="float" office:value="46.062343144896" calcext:value-type="float">
            <text:p>46.06</text:p>
          </table:table-cell>
          <table:table-cell table:style-name="ce9" office:value-type="float" office:value="188.062343144896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office:value-type="string" calcext:value-type="string">
            <text:p>MGE, Hypotheticals – blast partial result for oxidoreductase, nearby, membrane proteins </text:p>
          </table:table-cell>
          <table:table-cell table:number-columns-repeated="3"/>
          <table:table-cell table:style-name="ce6"/>
          <table:table-cell table:number-columns-repeated="18"/>
        </table:table-row>
        <table:table-row table:style-name="ro1">
          <table:table-cell table:style-name="ce15" office:value-type="string" calcext:value-type="string">
            <text:p>Psa_sRNA_014</text:p>
          </table:table-cell>
          <table:table-cell table:style-name="ce15" office:value-type="string" calcext:value-type="string">
            <text:p>CP011972_ncRNA_3260267_3260449_fwd</text:p>
          </table:table-cell>
          <table:table-cell table:style-name="ce21" table:formula="of:=ABS([.D71]-[.E71])" office:value-type="float" office:value="162.087312817037" calcext:value-type="float">
            <text:p>162.09</text:p>
          </table:table-cell>
          <table:table-cell table:style-name="ce19" office:value-type="float" office:value="14.9126871829631" calcext:value-type="float">
            <text:p>15</text:p>
          </table:table-cell>
          <table:table-cell table:style-name="ce15" office:value-type="float" office:value="177" calcext:value-type="float">
            <text:p>177</text:p>
          </table:table-cell>
          <table:table-cell table:style-name="ce15" table:number-columns-repeated="2"/>
          <table:table-cell table:style-name="ce15" office:value-type="string" calcext:value-type="string">
            <text:p>in planta</text:p>
          </table:table-cell>
          <table:table-cell table:style-name="ce15"/>
          <table:table-cell table:style-name="ce15" office:value-type="string" calcext:value-type="string">
            <text:p>xylose isomerase, lipoprotein</text:p>
          </table:table-cell>
          <table:table-cell table:style-name="ce15" office:value-type="string" calcext:value-type="string">
            <text:p>Re-fold with all seq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5</text:p>
          </table:table-cell>
          <table:table-cell office:value-type="string" calcext:value-type="string">
            <text:p>CP011972_fwdCDS_739233_739548_rev</text:p>
          </table:table-cell>
          <table:table-cell table:style-name="ce21" table:formula="of:=ABS([.D72]-[.E72])" office:value-type="float" office:value="73.645075093126" calcext:value-type="float">
            <text:p>73.65</text:p>
          </table:table-cell>
          <table:table-cell table:style-name="ce9" office:value-type="float" office:value="115.354924906874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office:value-type="string" calcext:value-type="string">
            <text:p>Avr biosynthesis operon</text:p>
          </table:table-cell>
          <table:table-cell office:value-type="string" calcext:value-type="string">
            <text:p>p syringae has insertion relative to p. amygdali. Rearranged in other p. syringae. Seems repetitive…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6</text:p>
          </table:table-cell>
          <table:table-cell office:value-type="string" calcext:value-type="string">
            <text:p>CP011972_ncRNA_760028_760267_fwd</text:p>
          </table:table-cell>
          <table:table-cell table:style-name="ce21" table:formula="of:=ABS([.D73]-[.E73])" office:value-type="float" office:value="152.726915955253" calcext:value-type="float">
            <text:p>152.73</text:p>
          </table:table-cell>
          <table:table-cell table:style-name="ce9" office:value-type="float" office:value="38.2730840447473" calcext:value-type="float">
            <text:p>3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in planta</text:p>
          </table:table-cell>
          <table:table-cell/>
          <table:table-cell office:value-type="string" calcext:value-type="string">
            <text:p>in between type III effectors, next to HrpL box</text:p>
          </table:table-cell>
          <table:table-cell office:value-type="string" calcext:value-type="string">
            <text:p>intergenic region is associated with/is insertion site for transposases – possibly repeat assoc w/ insertion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7</text:p>
          </table:table-cell>
          <table:table-cell office:value-type="string" calcext:value-type="string">
            <text:p>CP011972_ncRNA_2294607_2294819_rev</text:p>
          </table:table-cell>
          <table:table-cell table:style-name="ce21" table:formula="of:=ABS([.D74]-[.E74])" office:value-type="float" office:value="187.300399679778" calcext:value-type="float">
            <text:p>187.30</text:p>
          </table:table-cell>
          <table:table-cell table:style-name="ce9" office:value-type="float" office:value="28.6996003202216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Endonuclease, diguanylate cyclase</text:p>
          </table:table-cell>
          <table:table-cell office:value-type="string" calcext:value-type="string">
            <text:p>site of transposon insertion, always next to the diguanylate cyclas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8</text:p>
          </table:table-cell>
          <table:table-cell office:value-type="string" calcext:value-type="string">
            <text:p>CP011972_ncRNA_5148068_5148376_fwd</text:p>
          </table:table-cell>
          <table:table-cell table:style-name="ce21" table:formula="of:=ABS([.D75]-[.E75])" office:value-type="float" office:value="165.472281787013" calcext:value-type="float">
            <text:p>165.47</text:p>
          </table:table-cell>
          <table:table-cell table:style-name="ce9" office:value-type="float" office:value="99.5277182129872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Minimal</text:p>
          </table:table-cell>
          <table:table-cell/>
          <table:table-cell office:value-type="string" calcext:value-type="string">
            <text:p>RNApol sigma factor, chemotaxis protein</text:p>
          </table:table-cell>
          <table:table-cell office:value-type="string" calcext:value-type="string">
            <text:p>flanks conserved but in diff places – region seems to be p. syringae rearrangeme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19</text:p>
          </table:table-cell>
          <table:table-cell office:value-type="string" calcext:value-type="string">
            <text:p>CP011972_ncRNA_768152_768370_fwd</text:p>
          </table:table-cell>
          <table:table-cell table:style-name="ce21" table:formula="of:=ABS([.D76]-[.E76])" office:value-type="float" office:value="102.751153977686" calcext:value-type="float">
            <text:p>102.75</text:p>
          </table:table-cell>
          <table:table-cell table:style-name="ce9" office:value-type="float" office:value="178.248846022314" calcext:value-type="float">
            <text:p>178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string" calcext:value-type="string">
            <text:p>next to type III effectors, near HrpL box</text:p>
          </table:table-cell>
          <table:table-cell office:value-type="string" calcext:value-type="string">
            <text:p>Multi-copy, in P. savastanoi. Next to <text:s/>IS110-like element ISPsy16 family transposase (flank 2 and ncRNA). Nr hop effectors when both flanks prese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0</text:p>
          </table:table-cell>
          <table:table-cell office:value-type="string" calcext:value-type="string">
            <text:p>CP011972_ncRNA_2035568_2035765_fwd</text:p>
          </table:table-cell>
          <table:table-cell table:style-name="ce21" table:formula="of:=ABS([.D77]-[.E77])" office:value-type="float" office:value="273.398036758695" calcext:value-type="float">
            <text:p>273.40</text:p>
          </table:table-cell>
          <table:table-cell table:style-name="ce9" office:value-type="float" office:value="16.6019632413046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in planta</text:p>
          </table:table-cell>
          <table:table-cell/>
          <table:table-cell office:value-type="string" calcext:value-type="string">
            <text:p>integrase</text:p>
          </table:table-cell>
          <table:table-cell office:value-type="string" calcext:value-type="string">
            <text:p>only in p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1</text:p>
          </table:table-cell>
          <table:table-cell office:value-type="string" calcext:value-type="string">
            <text:p>CP011972_ncRNA_119433_119810_fwd</text:p>
          </table:table-cell>
          <table:table-cell table:style-name="ce21" table:formula="of:=ABS([.D78]-[.E78])" office:value-type="float" office:value="229.445662660889" calcext:value-type="float">
            <text:p>229.45</text:p>
          </table:table-cell>
          <table:table-cell table:style-name="ce9" office:value-type="float" office:value="129.554337339111" calcext:value-type="float">
            <text:p>130</text:p>
          </table:table-cell>
          <table:table-cell office:value-type="float" office:value="359" calcext:value-type="float">
            <text:p>359</text:p>
          </table:table-cell>
          <table:table-cell table:number-columns-repeated="4"/>
          <table:table-cell office:value-type="string" calcext:value-type="string">
            <text:p>integrase, small hypothetical – blast hits to CAAX protease, eggnog hits to Abi-like protein (metalloprotease)</text:p>
          </table:table-cell>
          <table:table-cell office:value-type="string" calcext:value-type="string">
            <text:p>Always next to CAAX protease, integrase is recent in syringa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2</text:p>
          </table:table-cell>
          <table:table-cell office:value-type="string" calcext:value-type="string">
            <text:p>CP011972_ncRNA_119724_119882_rev</text:p>
          </table:table-cell>
          <table:table-cell table:style-name="ce21" table:formula="of:=ABS([.D79]-[.E79])" office:value-type="float" office:value="456.727782611621" calcext:value-type="float">
            <text:p>456.73</text:p>
          </table:table-cell>
          <table:table-cell table:style-name="ce9" office:value-type="float" office:value="815.727782611621" calcext:value-type="float">
            <text:p>816</text:p>
          </table:table-cell>
          <table:table-cell office:value-type="float" office:value="359" calcext:value-type="float">
            <text:p>359</text:p>
          </table:table-cell>
          <table:table-cell table:number-columns-repeated="4"/>
          <table:table-cell office:value-type="string" calcext:value-type="string">
            <text:p>integrase, small hypothetical – blast hits to CAAX protease, eggnog hits to Abi-like protein (metalloprotease)</text:p>
          </table:table-cell>
          <table:table-cell office:value-type="string" calcext:value-type="string">
            <text:p>Always next to CAAX protease, integrase is recent in syringaes</text:p>
          </table:table-cell>
          <table:table-cell table:number-columns-repeated="21"/>
        </table:table-row>
        <table:table-row table:style-name="ro1">
          <table:table-cell table:style-name="ce15" office:value-type="string" calcext:value-type="string">
            <text:p>Psa_sRNA_023</text:p>
          </table:table-cell>
          <table:table-cell table:style-name="ce15" office:value-type="string" calcext:value-type="string">
            <text:p>CP011972_ncRNA_1494687_1495064_rev</text:p>
          </table:table-cell>
          <table:table-cell table:style-name="ce21" table:formula="of:=ABS([.D80]-[.E80])" office:value-type="float" office:value="365.256285706844" calcext:value-type="float">
            <text:p>365.26</text:p>
          </table:table-cell>
          <table:table-cell table:style-name="ce19" office:value-type="float" office:value="30.743714293156" calcext:value-type="float">
            <text:p>31</text:p>
          </table:table-cell>
          <table:table-cell table:style-name="ce15" office:value-type="float" office:value="396" calcext:value-type="float">
            <text:p>396</text:p>
          </table:table-cell>
          <table:table-cell table:style-name="ce15" table:number-columns-repeated="2"/>
          <table:table-cell table:style-name="ce15" office:value-type="string" calcext:value-type="string">
            <text:p>Rich log</text:p>
          </table:table-cell>
          <table:table-cell table:style-name="ce15"/>
          <table:table-cell table:style-name="ce15" office:value-type="string" calcext:value-type="string">
            <text:p>Type III effector HrpK</text:p>
          </table:table-cell>
          <table:table-cell table:style-name="ce15" office:value-type="string" calcext:value-type="string">
            <text:p>Same locus in several Psa genomes</text:p>
          </table:table-cell>
          <table:table-cell/>
          <table:table-cell office:value-type="string" calcext:value-type="string">
            <text:p>removed Pst sequence as only partial and buggering up alignment. Need to re-do measurement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a_sRNA_024</text:p>
          </table:table-cell>
          <table:table-cell office:value-type="string" calcext:value-type="string">
            <text:p>CP011972_ncRNA_4634388_4634555_rev</text:p>
          </table:table-cell>
          <table:table-cell table:style-name="ce21" table:formula="of:=ABS([.D81]-[.E81])" office:value-type="float" office:value="2944.70810489884" calcext:value-type="float">
            <text:p>2,944.71</text:p>
          </table:table-cell>
          <table:table-cell table:style-name="ce9" office:value-type="float" office:value="3434.70810489884" calcext:value-type="float">
            <text:p>3435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office:value-type="string" calcext:value-type="string">
            <text:p>next to SNORA77 (euk)</text:p>
          </table:table-cell>
          <table:table-cell office:value-type="string" calcext:value-type="string">
            <text:p>ABC transporter, transposase</text:p>
          </table:table-cell>
          <table:table-cell office:value-type="string" calcext:value-type="string">
            <text:p>assoc w IS110 transposase, highly multi-copy in some genomes. Both flanks often conserved but one is intergen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5</text:p>
          </table:table-cell>
          <table:table-cell office:value-type="string" calcext:value-type="string">
            <text:p>CP011972_ncRNA_5040669_5040833_rev</text:p>
          </table:table-cell>
          <table:table-cell table:style-name="ce21" table:formula="of:=ABS([.D82]-[.E82])" office:value-type="float" office:value="159.366801698981" calcext:value-type="float">
            <text:p>159.37</text:p>
          </table:table-cell>
          <table:table-cell table:style-name="ce9" office:value-type="float" office:value="668.366801698981" calcext:value-type="float">
            <text:p>668</text:p>
          </table:table-cell>
          <table:table-cell office:value-type="float" office:value="509" calcext:value-type="float">
            <text:p>509</text:p>
          </table:table-cell>
          <table:table-cell table:number-columns-repeated="3"/>
          <table:table-cell office:value-type="string" calcext:value-type="string">
            <text:p>next to SNORA77 (euk)</text:p>
          </table:table-cell>
          <table:table-cell office:value-type="string" calcext:value-type="string">
            <text:p>glutamyl-tRNA amidotransferase, transposase</text:p>
          </table:table-cell>
          <table:table-cell office:value-type="string" calcext:value-type="string">
            <text:p>assoc w IS110 transposase, highly multi-copy in some genomes. Both flanks often conserved but one is intergen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6</text:p>
          </table:table-cell>
          <table:table-cell office:value-type="string" calcext:value-type="string">
            <text:p>CP011972_ncRNA_1300899_1301216_rev</text:p>
          </table:table-cell>
          <table:table-cell table:style-name="ce21" table:formula="of:=ABS([.D83]-[.E83])" office:value-type="float" office:value="581.236004170564" calcext:value-type="float">
            <text:p>581.24</text:p>
          </table:table-cell>
          <table:table-cell table:style-name="ce9" office:value-type="float" office:value="61.7639958294356" calcext:value-type="float">
            <text:p>6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dp-mannose dehydrogenase</text:p>
          </table:table-cell>
          <table:table-cell office:value-type="string" calcext:value-type="string">
            <text:p>Minimal</text:p>
          </table:table-cell>
          <table:table-cell/>
          <table:table-cell office:value-type="string" calcext:value-type="string">
            <text:p>Gdp-mannose dehydrogenase</text:p>
          </table:table-cell>
          <table:table-cell office:value-type="string" calcext:value-type="string">
            <text:p>Flanking regions conserved, sequence in middle doesn’t align well enough to add to mode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7</text:p>
          </table:table-cell>
          <table:table-cell office:value-type="string" calcext:value-type="string">
            <text:p>CP011972_ncRNA_745275_745542_rev</text:p>
          </table:table-cell>
          <table:table-cell table:style-name="ce21" table:formula="of:=ABS([.D84]-[.E84])" office:value-type="float" office:value="674.905038157212" calcext:value-type="float">
            <text:p>674.91</text:p>
          </table:table-cell>
          <table:table-cell table:style-name="ce9" office:value-type="float" office:value="34.0949618427877" calcext:value-type="float">
            <text:p>34</text:p>
          </table:table-cell>
          <table:table-cell table:style-name="ce73" office:value-type="float" office:value="709" calcext:value-type="float">
            <text:p>709</text:p>
          </table:table-cell>
          <table:table-cell table:number-columns-repeated="4"/>
          <table:table-cell office:value-type="string" calcext:value-type="string">
            <text:p>avirulence protein, hypothetical – blast gives partial hits to integrase/recombinase</text:p>
          </table:table-cell>
          <table:table-cell office:value-type="string" calcext:value-type="string">
            <text:p>Also next to same type III effector in psa, p. syringae pv avi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8</text:p>
          </table:table-cell>
          <table:table-cell office:value-type="string" calcext:value-type="string">
            <text:p>CP011972_ncRNA_322030_322306_fwd</text:p>
          </table:table-cell>
          <table:table-cell table:style-name="ce21" table:formula="of:=ABS([.D85]-[.E85])" office:value-type="float" office:value="1571.75277014228" calcext:value-type="float">
            <text:p>1,571.75</text:p>
          </table:table-cell>
          <table:table-cell table:style-name="ce9" office:value-type="float" office:value="2522.75277014228" calcext:value-type="float">
            <text:p>2523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ar DNAj</text:p>
          </table:table-cell>
          <table:table-cell table:number-columns-repeated="2"/>
          <table:table-cell office:value-type="string" calcext:value-type="string">
            <text:p>DNAj, transposase</text:p>
          </table:table-cell>
          <table:table-cell office:value-type="string" calcext:value-type="string">
            <text:p>dnaj, tRNA, transposas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29</text:p>
          </table:table-cell>
          <table:table-cell office:value-type="string" calcext:value-type="string">
            <text:p>CP011972_ncRNA_5438181_5438417_rev</text:p>
          </table:table-cell>
          <table:table-cell table:style-name="ce21" table:formula="of:=ABS([.D86]-[.E86])" office:value-type="float" office:value="3337.91123121556" calcext:value-type="float">
            <text:p>3,337.91</text:p>
          </table:table-cell>
          <table:table-cell table:style-name="ce9" office:value-type="float" office:value="4698.91123121556" calcext:value-type="float">
            <text:p>4699</text:p>
          </table:table-cell>
          <table:table-cell office:value-type="float" office:value="1361" calcext:value-type="float">
            <text:p>1361</text:p>
          </table:table-cell>
          <table:table-cell table:number-columns-repeated="4"/>
          <table:table-cell office:value-type="string" calcext:value-type="string">
            <text:p>Type IV pilus assembly , recombinase/integrase</text:p>
          </table:table-cell>
          <table:table-cell office:value-type="string" calcext:value-type="string">
            <text:p>Consistent in syringa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31</text:p>
          </table:table-cell>
          <table:table-cell office:value-type="string" calcext:value-type="string">
            <text:p>CP011972_ncRNA_5459360_5459656_fwd</text:p>
          </table:table-cell>
          <table:table-cell table:style-name="ce21" table:formula="of:=ABS([.D87]-[.E87])" office:value-type="float" office:value="32590.49941761" calcext:value-type="float">
            <text:p>32,590.50</text:p>
          </table:table-cell>
          <table:table-cell table:style-name="ce9" office:value-type="float" office:value="48272.49941761" calcext:value-type="float">
            <text:p>48272</text:p>
          </table:table-cell>
          <table:table-cell office:value-type="float" office:value="15682" calcext:value-type="float">
            <text:p>156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ar dna topoisomerase</text:p>
          </table:table-cell>
          <table:table-cell table:number-columns-repeated="2"/>
          <table:table-cell office:value-type="string" calcext:value-type="string">
            <text:p>DNA topoisomerase</text:p>
          </table:table-cell>
          <table:table-cell office:value-type="string" calcext:value-type="string">
            <text:p>Pe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_sRNA_032</text:p>
          </table:table-cell>
          <table:table-cell office:value-type="string" calcext:value-type="string">
            <text:p>CP011972_ncRNA_5469984_5470208_fwd</text:p>
          </table:table-cell>
          <table:table-cell table:style-name="ce21" table:formula="of:=ABS([.D88]-[.E88])" office:value-type="float" office:value="13727.4462487591" calcext:value-type="float">
            <text:p>13,727.45</text:p>
          </table:table-cell>
          <table:table-cell table:style-name="ce9" office:value-type="float" office:value="51050.5537512409" calcext:value-type="float">
            <text:p>51051</text:p>
          </table:table-cell>
          <table:table-cell office:value-type="float" office:value="64778" calcext:value-type="float">
            <text:p>647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smid partitioning protein parA</text:p>
          </table:table-cell>
          <table:table-cell table:number-columns-repeated="2"/>
          <table:table-cell office:value-type="string" calcext:value-type="string">
            <text:p>DEAD/DEAH box helicase</text:p>
          </table:table-cell>
          <table:table-cell office:value-type="string" calcext:value-type="string">
            <text:p>possible chromosomal TA?? https://www.ncbi.nlm.nih.gov/pmc/articles/PMC6368863/ hypothetica prot nearby. NcRNA has no tradis hits. Near conjugation machinery</text:p>
          </table:table-cell>
          <table:table-cell table:number-columns-repeated="21"/>
        </table:table-row>
        <table:table-row table:style-name="ro1" table:number-rows-repeated="1048487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antisense_exp" table:style-name="ta1">
        <table:table-column table:style-name="co1" table:default-cell-style-name="Default"/>
        <table:table-column table:style-name="co1" table:number-columns-repeated="3" table:default-cell-style-name="ce58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4"/>
          <table:table-cell table:style-name="ce93"/>
          <table:table-cell table:number-columns-repeated="9"/>
        </table:table-row>
        <table:table-row table:style-name="ro1">
          <table:table-cell table:style-name="ce73" office:value-type="string" calcext:value-type="string">
            <text:p>Location</text:p>
          </table:table-cell>
          <table:table-cell table:style-name="ce60" table:number-columns-repeated="3"/>
          <table:table-cell table:style-name="ce94" office:value-type="string" calcext:value-type="string">
            <text:p>Antisense to:</text:p>
          </table:table-cell>
          <table:table-cell table:style-name="ce73" table:number-columns-repeated="3"/>
          <table:table-cell table:style-name="ce94" office:value-type="string" calcext:value-type="string">
            <text:p>Expression:</text:p>
          </table:table-cell>
          <table:table-cell table:style-name="ce73" table:number-columns-repeated="5"/>
        </table:table-row>
        <table:table-row table:style-name="ro1">
          <table:table-cell table:style-name="ce91" office:value-type="string" calcext:value-type="string">
            <text:p>Genome</text:p>
          </table:table-cell>
          <table:table-cell table:style-name="ce92" office:value-type="string" calcext:value-type="string">
            <text:p>Start</text:p>
          </table:table-cell>
          <table:table-cell table:style-name="ce92" office:value-type="string" calcext:value-type="string">
            <text:p>End</text:p>
          </table:table-cell>
          <table:table-cell table:style-name="ce92" office:value-type="string" calcext:value-type="string">
            <text:p>Strand</text:p>
          </table:table-cell>
          <table:table-cell table:style-name="ce95" office:value-type="string" calcext:value-type="string">
            <text:p>locus_tag</text:p>
          </table:table-cell>
          <table:table-cell table:style-name="ce91" office:value-type="string" calcext:value-type="string">
            <text:p>Function</text:p>
          </table:table-cell>
          <table:table-cell table:style-name="ce91" office:value-type="string" calcext:value-type="string">
            <text:p>locus_tag</text:p>
          </table:table-cell>
          <table:table-cell table:style-name="ce91" office:value-type="string" calcext:value-type="string">
            <text:p>Function</text:p>
          </table:table-cell>
          <table:table-cell table:style-name="ce95" office:value-type="string" calcext:value-type="string">
            <text:p>potential planta exp?</text:p>
          </table:table-cell>
          <table:table-cell table:style-name="ce91" office:value-type="string" calcext:value-type="string">
            <text:p>Condition-specific in vitro?</text:p>
          </table:table-cell>
          <table:table-cell table:style-name="ce91" office:value-type="string" calcext:value-type="string">
            <text:p>basemean</text:p>
          </table:table-cell>
          <table:table-cell table:style-name="ce91" office:value-type="string" calcext:value-type="string">
            <text:p>L2FC &gt; 3?</text:p>
          </table:table-cell>
          <table:table-cell table:style-name="ce91" office:value-type="string" calcext:value-type="string">
            <text:p>tabaci_SRP078028</text:p>
          </table:table-cell>
          <table:table-cell table:style-name="ce91" office:value-type="string" calcext:value-type="string">
            <text:p>tabaci_SRP078136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236" calcext:value-type="float">
            <text:p>4236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0020</text:p>
          </table:table-cell>
          <table:table-cell office:value-type="string" calcext:value-type="string">
            <text:p>DNA gyrase subunit B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8.1867796002575" calcext:value-type="float">
            <text:p>38.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0972" calcext:value-type="float">
            <text:p>90972</text:p>
          </table:table-cell>
          <table:table-cell office:value-type="float" office:value="91283" calcext:value-type="float">
            <text:p>9128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0430</text:p>
          </table:table-cell>
          <table:table-cell office:value-type="string" calcext:value-type="string">
            <text:p>oligopeptidase A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7.0260433084243" calcext:value-type="float">
            <text:p>57.0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4535" calcext:value-type="float">
            <text:p>94535</text:p>
          </table:table-cell>
          <table:table-cell office:value-type="float" office:value="94852" calcext:value-type="float">
            <text:p>94852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0445</text:p>
          </table:table-cell>
          <table:table-cell office:value-type="string" calcext:value-type="string">
            <text:p>cystathionine gamma-synth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5.361390871943" calcext:value-type="float">
            <text:p>155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9991" calcext:value-type="float">
            <text:p>119991</text:p>
          </table:table-cell>
          <table:table-cell office:value-type="float" office:value="120242" calcext:value-type="float">
            <text:p>12024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05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88.0561998343214" calcext:value-type="float">
            <text:p>88.0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89860" calcext:value-type="float">
            <text:p>189860</text:p>
          </table:table-cell>
          <table:table-cell office:value-type="float" office:value="190153" calcext:value-type="float">
            <text:p>19015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0895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87.7087109910232" calcext:value-type="float">
            <text:p>87.7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02061" calcext:value-type="float">
            <text:p>202061</text:p>
          </table:table-cell>
          <table:table-cell office:value-type="float" office:value="202429" calcext:value-type="float">
            <text:p>202429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095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221.892327453887" calcext:value-type="float">
            <text:p>221.8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19710" calcext:value-type="float">
            <text:p>219710</text:p>
          </table:table-cell>
          <table:table-cell office:value-type="float" office:value="220010" calcext:value-type="float">
            <text:p>220010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1060</text:p>
          </table:table-cell>
          <table:table-cell office:value-type="string" calcext:value-type="string">
            <text:p>ribosomal protein S6 modification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70.244528458346" calcext:value-type="float">
            <text:p>270.24</text:p>
          </table:table-cell>
          <table:table-cell office:value-type="string" calcext:value-type="string">
            <text:p>mv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56182" calcext:value-type="float">
            <text:p>256182</text:p>
          </table:table-cell>
          <table:table-cell office:value-type="float" office:value="256460" calcext:value-type="float">
            <text:p>25646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1230</text:p>
          </table:table-cell>
          <table:table-cell office:value-type="string" calcext:value-type="string">
            <text:p>chemotaxis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2.824340787078" calcext:value-type="float">
            <text:p>82.8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16374" calcext:value-type="float">
            <text:p>316374</text:p>
          </table:table-cell>
          <table:table-cell office:value-type="float" office:value="316676" calcext:value-type="float">
            <text:p>31667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1565</text:p>
          </table:table-cell>
          <table:table-cell office:value-type="string" calcext:value-type="string">
            <text:p>DNA-binding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1.645460815533" calcext:value-type="float">
            <text:p>111.6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4247" calcext:value-type="float">
            <text:p>344247</text:p>
          </table:table-cell>
          <table:table-cell office:value-type="float" office:value="344666" calcext:value-type="float">
            <text:p>34466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1715</text:p>
          </table:table-cell>
          <table:table-cell office:value-type="string" calcext:value-type="string">
            <text:p>imidazole glycerol phosphate synth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47.19641174126" calcext:value-type="float">
            <text:p>547.2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9399" calcext:value-type="float">
            <text:p>349399</text:p>
          </table:table-cell>
          <table:table-cell office:value-type="float" office:value="350083" calcext:value-type="float">
            <text:p>35008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173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06.464225023194" calcext:value-type="float">
            <text:p>406.4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06808" calcext:value-type="float">
            <text:p>406808</text:p>
          </table:table-cell>
          <table:table-cell office:value-type="float" office:value="407035" calcext:value-type="float">
            <text:p>407035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199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37.139542579917" calcext:value-type="float">
            <text:p>337.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45490" calcext:value-type="float">
            <text:p>445490</text:p>
          </table:table-cell>
          <table:table-cell office:value-type="float" office:value="445889" calcext:value-type="float">
            <text:p>44588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2130</text:p>
          </table:table-cell>
          <table:table-cell office:value-type="string" calcext:value-type="string">
            <text:p>NAD-dependent DNA ligase LigB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91.3578219058519" calcext:value-type="float">
            <text:p>91.3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16898" calcext:value-type="float">
            <text:p>616898</text:p>
          </table:table-cell>
          <table:table-cell office:value-type="float" office:value="617191" calcext:value-type="float">
            <text:p>617191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3005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7.5830143810655" calcext:value-type="float">
            <text:p>87.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17339" calcext:value-type="float">
            <text:p>617339</text:p>
          </table:table-cell>
          <table:table-cell office:value-type="float" office:value="617594" calcext:value-type="float">
            <text:p>61759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3010</text:p>
          </table:table-cell>
          <table:table-cell office:value-type="string" calcext:value-type="string">
            <text:p>lipo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46.286123065935" calcext:value-type="float">
            <text:p>46.2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42710" calcext:value-type="float">
            <text:p>642710</text:p>
          </table:table-cell>
          <table:table-cell office:value-type="float" office:value="643063" calcext:value-type="float">
            <text:p>64306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315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3.534759499016" calcext:value-type="float">
            <text:p>113.5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712458" calcext:value-type="float">
            <text:p>712458</text:p>
          </table:table-cell>
          <table:table-cell office:value-type="float" office:value="712808" calcext:value-type="float">
            <text:p>71280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3485</text:p>
          </table:table-cell>
          <table:table-cell office:value-type="string" calcext:value-type="string">
            <text:p>exodeoxyribonuclease V subunit gamma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38.222427500255" calcext:value-type="float">
            <text:p>138.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719524" calcext:value-type="float">
            <text:p>719524</text:p>
          </table:table-cell>
          <table:table-cell office:value-type="float" office:value="719766" calcext:value-type="float">
            <text:p>71976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3495</text:p>
          </table:table-cell>
          <table:table-cell office:value-type="string" calcext:value-type="string">
            <text:p>exodeoxyribonuclease V subunit alpha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6.4502173162788" calcext:value-type="float">
            <text:p>36.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765277" calcext:value-type="float">
            <text:p>765277</text:p>
          </table:table-cell>
          <table:table-cell office:value-type="float" office:value="765714" calcext:value-type="float">
            <text:p>76571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3720</text:p>
          </table:table-cell>
          <table:table-cell office:value-type="string" calcext:value-type="string">
            <text:p>type III effector HopAO2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282.860012629279" calcext:value-type="float">
            <text:p>282.8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779873" calcext:value-type="float">
            <text:p>779873</text:p>
          </table:table-cell>
          <table:table-cell office:value-type="float" office:value="780263" calcext:value-type="float">
            <text:p>78026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378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45.5305476155373" calcext:value-type="float">
            <text:p>45.5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785318" calcext:value-type="float">
            <text:p>785318</text:p>
          </table:table-cell>
          <table:table-cell office:value-type="float" office:value="785608" calcext:value-type="float">
            <text:p>78560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3790</text:p>
          </table:table-cell>
          <table:table-cell office:value-type="string" calcext:value-type="string">
            <text:p>amino acid adenylation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7.8162292233227" calcext:value-type="float">
            <text:p>57.8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792707" calcext:value-type="float">
            <text:p>792707</text:p>
          </table:table-cell>
          <table:table-cell office:value-type="float" office:value="793218" calcext:value-type="float">
            <text:p>79321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3805</text:p>
          </table:table-cell>
          <table:table-cell office:value-type="string" calcext:value-type="string">
            <text:p>long-chain fatty acid--CoA lig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9.8488931678745" calcext:value-type="float">
            <text:p>89.8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801531" calcext:value-type="float">
            <text:p>801531</text:p>
          </table:table-cell>
          <table:table-cell office:value-type="float" office:value="801851" calcext:value-type="float">
            <text:p>80185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3830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4.9904974195799" calcext:value-type="float">
            <text:p>84.9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864468" calcext:value-type="float">
            <text:p>864468</text:p>
          </table:table-cell>
          <table:table-cell office:value-type="float" office:value="865185" calcext:value-type="float">
            <text:p>86518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4105</text:p>
          </table:table-cell>
          <table:table-cell office:value-type="string" calcext:value-type="string">
            <text:p>glycine/betaine 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Minimal</text:p>
          </table:table-cell>
          <table:table-cell table:style-name="ce96" office:value-type="float" office:value="285.445978916994" calcext:value-type="float">
            <text:p>285.45</text:p>
          </table:table-cell>
          <table:table-cell office:value-type="string" calcext:value-type="string">
            <text:p>rvs,rvm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06181" calcext:value-type="float">
            <text:p>906181</text:p>
          </table:table-cell>
          <table:table-cell office:value-type="float" office:value="906472" calcext:value-type="float">
            <text:p>906472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4270</text:p>
          </table:table-cell>
          <table:table-cell office:value-type="string" calcext:value-type="string">
            <text:p>chemotaxis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22.482387463088" calcext:value-type="float">
            <text:p>222.4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14335" calcext:value-type="float">
            <text:p>914335</text:p>
          </table:table-cell>
          <table:table-cell office:value-type="float" office:value="914591" calcext:value-type="float">
            <text:p>91459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4305</text:p>
          </table:table-cell>
          <table:table-cell office:value-type="string" calcext:value-type="string">
            <text:p>diguanylate cyc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57.7120205432186" calcext:value-type="float">
            <text:p>57.7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64625" calcext:value-type="float">
            <text:p>964625</text:p>
          </table:table-cell>
          <table:table-cell office:value-type="float" office:value="964863" calcext:value-type="float">
            <text:p>96486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4550</text:p>
          </table:table-cell>
          <table:table-cell office:value-type="string" calcext:value-type="string">
            <text:p>acetyl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41.292396376093" calcext:value-type="float">
            <text:p>141.29</text:p>
          </table:table-cell>
          <table:table-cell office:value-type="string" calcext:value-type="string">
            <text:p>mv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977158" calcext:value-type="float">
            <text:p>977158</text:p>
          </table:table-cell>
          <table:table-cell office:value-type="float" office:value="977658" calcext:value-type="float">
            <text:p>97765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461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142.080758643767" calcext:value-type="float">
            <text:p>142.0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017631" calcext:value-type="float">
            <text:p>1017631</text:p>
          </table:table-cell>
          <table:table-cell office:value-type="float" office:value="1017856" calcext:value-type="float">
            <text:p>1017856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4795</text:p>
          </table:table-cell>
          <table:table-cell office:value-type="string" calcext:value-type="string">
            <text:p>secret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60.6049468625211" calcext:value-type="float">
            <text:p>60.6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25644" calcext:value-type="float">
            <text:p>1125644</text:p>
          </table:table-cell>
          <table:table-cell office:value-type="float" office:value="1125923" calcext:value-type="float">
            <text:p>112592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5290</text:p>
          </table:table-cell>
          <table:table-cell office:value-type="string" calcext:value-type="string">
            <text:p>glycosyl 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71.3979891679275" calcext:value-type="float">
            <text:p>71.4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26100" calcext:value-type="float">
            <text:p>1126100</text:p>
          </table:table-cell>
          <table:table-cell office:value-type="float" office:value="1126582" calcext:value-type="float">
            <text:p>1126582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5290</text:p>
          </table:table-cell>
          <table:table-cell office:value-type="string" calcext:value-type="string">
            <text:p>glycosyl 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89.8472580714537" calcext:value-type="float">
            <text:p>89.8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155370" calcext:value-type="float">
            <text:p>1155370</text:p>
          </table:table-cell>
          <table:table-cell office:value-type="float" office:value="1155677" calcext:value-type="float">
            <text:p>115567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5410</text:p>
          </table:table-cell>
          <table:table-cell office:value-type="string" calcext:value-type="string">
            <text:p>glutamate racem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21.85176873098" calcext:value-type="float">
            <text:p>121.8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245423" calcext:value-type="float">
            <text:p>1245423</text:p>
          </table:table-cell>
          <table:table-cell office:value-type="float" office:value="1245888" calcext:value-type="float">
            <text:p>124588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5850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53.6132364886634" calcext:value-type="float">
            <text:p>53.6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355762" calcext:value-type="float">
            <text:p>1355762</text:p>
          </table:table-cell>
          <table:table-cell office:value-type="float" office:value="1356019" calcext:value-type="float">
            <text:p>135601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6270</text:p>
          </table:table-cell>
          <table:table-cell office:value-type="string" calcext:value-type="string">
            <text:p>multidrug transporter</text:p>
          </table:table-cell>
          <table:table-cell office:value-type="string" calcext:value-type="string">
            <text:p>IYO_006265</text:p>
          </table:table-cell>
          <table:table-cell office:value-type="string" calcext:value-type="string">
            <text:p>peptidase M50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2.371949846693" calcext:value-type="float">
            <text:p>112.37</text:p>
          </table:table-cell>
          <table:table-cell office:value-type="string" calcext:value-type="string">
            <text:p><text:span text:style-name="T4">rvs,</text:span><text:span text:style-name="T5">mvs </text:span>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369572" calcext:value-type="float">
            <text:p>1369572</text:p>
          </table:table-cell>
          <table:table-cell office:value-type="float" office:value="1369895" calcext:value-type="float">
            <text:p>1369895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6325</text:p>
          </table:table-cell>
          <table:table-cell office:value-type="string" calcext:value-type="string">
            <text:p>TonB-dependent recep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27.1706806861903" calcext:value-type="float">
            <text:p>27.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373405" calcext:value-type="float">
            <text:p>1373405</text:p>
          </table:table-cell>
          <table:table-cell office:value-type="float" office:value="1373774" calcext:value-type="float">
            <text:p>137377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6340</text:p>
          </table:table-cell>
          <table:table-cell office:value-type="string" calcext:value-type="string">
            <text:p>glyceraldehyde-3-phosphate dehydrogen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28.455361878561" calcext:value-type="float">
            <text:p>228.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453905" calcext:value-type="float">
            <text:p>1453905</text:p>
          </table:table-cell>
          <table:table-cell office:value-type="float" office:value="1454357" calcext:value-type="float">
            <text:p>145435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6735</text:p>
          </table:table-cell>
          <table:table-cell office:value-type="string" calcext:value-type="string">
            <text:p>type III effector HopN1 (peptidase C58)</text:p>
          </table:table-cell>
          <table:table-cell office:value-type="string" calcext:value-type="string">
            <text:p>IYO_006730</text:p>
          </table:table-cell>
          <table:table-cell office:value-type="string" calcext:value-type="string">
            <text:p>type III chaperone protein ShcN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6242.11998848777" calcext:value-type="float">
            <text:p>6,242.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495364" calcext:value-type="float">
            <text:p>1495364</text:p>
          </table:table-cell>
          <table:table-cell office:value-type="float" office:value="1495802" calcext:value-type="float">
            <text:p>149580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6915</text:p>
          </table:table-cell>
          <table:table-cell office:value-type="string" calcext:value-type="string">
            <text:p>Hrp-dependent type III effector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0.828884108543" calcext:value-type="float">
            <text:p>70.8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514808" calcext:value-type="float">
            <text:p>1514808</text:p>
          </table:table-cell>
          <table:table-cell office:value-type="float" office:value="1515146" calcext:value-type="float">
            <text:p>151514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030</text:p>
          </table:table-cell>
          <table:table-cell office:value-type="string" calcext:value-type="string">
            <text:p>co-chaperone HscB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7.5805248512687" calcext:value-type="float">
            <text:p>77.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547964" calcext:value-type="float">
            <text:p>1547964</text:p>
          </table:table-cell>
          <table:table-cell office:value-type="float" office:value="1548347" calcext:value-type="float">
            <text:p>154834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175</text:p>
          </table:table-cell>
          <table:table-cell office:value-type="string" calcext:value-type="string">
            <text:p>dihydropteridine reduct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4.5119039904968" calcext:value-type="float">
            <text:p>84.5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569077" calcext:value-type="float">
            <text:p>1569077</text:p>
          </table:table-cell>
          <table:table-cell office:value-type="float" office:value="1569334" calcext:value-type="float">
            <text:p>156933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7270</text:p>
          </table:table-cell>
          <table:table-cell office:value-type="string" calcext:value-type="string">
            <text:p>CBS:transporter-associated regio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327.25253058784" calcext:value-type="float">
            <text:p>327.2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576966" calcext:value-type="float">
            <text:p>1576966</text:p>
          </table:table-cell>
          <table:table-cell office:value-type="float" office:value="1577175" calcext:value-type="float">
            <text:p>157717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315</text:p>
          </table:table-cell>
          <table:table-cell office:value-type="string" calcext:value-type="string">
            <text:p>protein-disulfide isom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2.696447623552" calcext:value-type="float">
            <text:p>112.7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603687" calcext:value-type="float">
            <text:p>1603687</text:p>
          </table:table-cell>
          <table:table-cell office:value-type="float" office:value="1604072" calcext:value-type="float">
            <text:p>160407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400</text:p>
          </table:table-cell>
          <table:table-cell office:value-type="string" calcext:value-type="string">
            <text:p>chemotaxis protein Che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7.791541937517" calcext:value-type="float">
            <text:p>157.7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621857" calcext:value-type="float">
            <text:p>1621857</text:p>
          </table:table-cell>
          <table:table-cell office:value-type="float" office:value="1622057" calcext:value-type="float">
            <text:p>162205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475</text:p>
          </table:table-cell>
          <table:table-cell office:value-type="string" calcext:value-type="string">
            <text:p>peptidase M22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6.6021860767517" calcext:value-type="float">
            <text:p>26.6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624421" calcext:value-type="float">
            <text:p>1624421</text:p>
          </table:table-cell>
          <table:table-cell office:value-type="float" office:value="1624642" calcext:value-type="float">
            <text:p>1624642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7495</text:p>
          </table:table-cell>
          <table:table-cell office:value-type="string" calcext:value-type="string">
            <text:p>energy transducer TonB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97.2174078992165" calcext:value-type="float">
            <text:p>97.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647729" calcext:value-type="float">
            <text:p>1647729</text:p>
          </table:table-cell>
          <table:table-cell office:value-type="float" office:value="1648023" calcext:value-type="float">
            <text:p>164802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7600</text:p>
          </table:table-cell>
          <table:table-cell office:value-type="string" calcext:value-type="string">
            <text:p>protein-PII uridylyl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8.7426328092291" calcext:value-type="float">
            <text:p>88.74</text:p>
          </table:table-cell>
          <table:table-cell office:value-type="string" calcext:value-type="string">
            <text:p>rvm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668390" calcext:value-type="float">
            <text:p>1668390</text:p>
          </table:table-cell>
          <table:table-cell office:value-type="float" office:value="1668695" calcext:value-type="float">
            <text:p>166869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685</text:p>
          </table:table-cell>
          <table:table-cell office:value-type="string" calcext:value-type="string">
            <text:p>DNA polymerase III subunit alpha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15.606333608095" calcext:value-type="float">
            <text:p>215.6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672024" calcext:value-type="float">
            <text:p>1672024</text:p>
          </table:table-cell>
          <table:table-cell office:value-type="float" office:value="1672265" calcext:value-type="float">
            <text:p>167226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7700</text:p>
          </table:table-cell>
          <table:table-cell office:value-type="string" calcext:value-type="string">
            <text:p>CTP synthet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3.939223110765" calcext:value-type="float">
            <text:p>153.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828776" calcext:value-type="float">
            <text:p>1828776</text:p>
          </table:table-cell>
          <table:table-cell office:value-type="float" office:value="1829003" calcext:value-type="float">
            <text:p>182900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852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47.00757970267" calcext:value-type="float">
            <text:p>147.0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830210" calcext:value-type="float">
            <text:p>1830210</text:p>
          </table:table-cell>
          <table:table-cell office:value-type="float" office:value="1830524" calcext:value-type="float">
            <text:p>1830524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8535</text:p>
          </table:table-cell>
          <table:table-cell office:value-type="string" calcext:value-type="string">
            <text:p>cysteine synth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86.719026927631" calcext:value-type="float">
            <text:p>386.7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1993888" calcext:value-type="float">
            <text:p>1993888</text:p>
          </table:table-cell>
          <table:table-cell office:value-type="float" office:value="1994238" calcext:value-type="float">
            <text:p>199423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9315</text:p>
          </table:table-cell>
          <table:table-cell office:value-type="string" calcext:value-type="string">
            <text:p>phosphoesterase</text:p>
          </table:table-cell>
          <table:table-cell office:value-type="string" calcext:value-type="string">
            <text:p>IYO_009320</text:p>
          </table:table-cell>
          <table:table-cell office:value-type="string" calcext:value-type="string">
            <text:p>hypothetical protein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4.522133834013" calcext:value-type="float">
            <text:p>154.5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033341" calcext:value-type="float">
            <text:p>2033341</text:p>
          </table:table-cell>
          <table:table-cell office:value-type="float" office:value="2033568" calcext:value-type="float">
            <text:p>203356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0951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64.4070688060637" calcext:value-type="float">
            <text:p>64.4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071099" calcext:value-type="float">
            <text:p>2071099</text:p>
          </table:table-cell>
          <table:table-cell office:value-type="float" office:value="2071445" calcext:value-type="float">
            <text:p>207144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9680</text:p>
          </table:table-cell>
          <table:table-cell office:value-type="string" calcext:value-type="string">
            <text:p>sulfat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4.147266640063" calcext:value-type="float">
            <text:p>114.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119128" calcext:value-type="float">
            <text:p>2119128</text:p>
          </table:table-cell>
          <table:table-cell office:value-type="float" office:value="2119364" calcext:value-type="float">
            <text:p>2119364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09880</text:p>
          </table:table-cell>
          <table:table-cell office:value-type="string" calcext:value-type="string">
            <text:p>flagellar basal body rod modification protein FlgD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4.0886372117551" calcext:value-type="float">
            <text:p>34.0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233867" calcext:value-type="float">
            <text:p>2233867</text:p>
          </table:table-cell>
          <table:table-cell office:value-type="float" office:value="2234129" calcext:value-type="float">
            <text:p>2234129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0420</text:p>
          </table:table-cell>
          <table:table-cell office:value-type="string" calcext:value-type="string">
            <text:p>chorismate synth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22.148192055606" calcext:value-type="float">
            <text:p>522.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242947" calcext:value-type="float">
            <text:p>2242947</text:p>
          </table:table-cell>
          <table:table-cell office:value-type="float" office:value="2243228" calcext:value-type="float">
            <text:p>224322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0475</text:p>
          </table:table-cell>
          <table:table-cell office:value-type="string" calcext:value-type="string">
            <text:p>spermidine synth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4.5828857733731" calcext:value-type="float">
            <text:p>74.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311168" calcext:value-type="float">
            <text:p>2311168</text:p>
          </table:table-cell>
          <table:table-cell office:value-type="float" office:value="2311358" calcext:value-type="float">
            <text:p>231135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0830</text:p>
          </table:table-cell>
          <table:table-cell office:value-type="string" calcext:value-type="string">
            <text:p>peptide synth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93.3600748417623" calcext:value-type="float">
            <text:p>93.3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385543" calcext:value-type="float">
            <text:p>2385543</text:p>
          </table:table-cell>
          <table:table-cell office:value-type="float" office:value="2385788" calcext:value-type="float">
            <text:p>238578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1015</text:p>
          </table:table-cell>
          <table:table-cell office:value-type="string" calcext:value-type="string">
            <text:p>GNAT family acetyl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3.6987139763811" calcext:value-type="float">
            <text:p>43.7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403507" calcext:value-type="float">
            <text:p>2403507</text:p>
          </table:table-cell>
          <table:table-cell office:value-type="float" office:value="2403680" calcext:value-type="float">
            <text:p>240368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1100</text:p>
          </table:table-cell>
          <table:table-cell office:value-type="string" calcext:value-type="string">
            <text:p>LacI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Starved</text:p>
          </table:table-cell>
          <table:table-cell table:style-name="ce96" office:value-type="float" office:value="62.995767928911" calcext:value-type="float">
            <text:p>63.0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412654" calcext:value-type="float">
            <text:p>2412654</text:p>
          </table:table-cell>
          <table:table-cell office:value-type="float" office:value="2412800" calcext:value-type="float">
            <text:p>241280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1135</text:p>
          </table:table-cell>
          <table:table-cell office:value-type="string" calcext:value-type="string">
            <text:p>rhizopine-binding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.23876241821991" calcext:value-type="float">
            <text:p>4.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456475" calcext:value-type="float">
            <text:p>2456475</text:p>
          </table:table-cell>
          <table:table-cell office:value-type="float" office:value="2457440" calcext:value-type="float">
            <text:p>2457440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1330</text:p>
          </table:table-cell>
          <table:table-cell office:value-type="string" calcext:value-type="string">
            <text:p>glycosyl transferase family 1"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44.220494712515" calcext:value-type="float">
            <text:p>444.2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462207" calcext:value-type="float">
            <text:p>2462207</text:p>
          </table:table-cell>
          <table:table-cell office:value-type="float" office:value="2462884" calcext:value-type="float">
            <text:p>246288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1350</text:p>
          </table:table-cell>
          <table:table-cell office:value-type="string" calcext:value-type="string">
            <text:p>tyrosine protein kin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5.201115534434" calcext:value-type="float">
            <text:p>155.2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465404" calcext:value-type="float">
            <text:p>2465404</text:p>
          </table:table-cell>
          <table:table-cell office:value-type="float" office:value="2465589" calcext:value-type="float">
            <text:p>246558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1365</text:p>
          </table:table-cell>
          <table:table-cell office:value-type="string" calcext:value-type="string">
            <text:p>polysaccharide biosynthesis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7.5530667394398" calcext:value-type="float">
            <text:p>17.5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522527" calcext:value-type="float">
            <text:p>2522527</text:p>
          </table:table-cell>
          <table:table-cell office:value-type="float" office:value="2522700" calcext:value-type="float">
            <text:p>252270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1620</text:p>
          </table:table-cell>
          <table:table-cell office:value-type="string" calcext:value-type="string">
            <text:p>sirohydrochlorin ferrochelat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10.9331178261765" calcext:value-type="float">
            <text:p>10.9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528196" calcext:value-type="float">
            <text:p>2528196</text:p>
          </table:table-cell>
          <table:table-cell office:value-type="float" office:value="2528618" calcext:value-type="float">
            <text:p>252861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1655</text:p>
          </table:table-cell>
          <table:table-cell office:value-type="string" calcext:value-type="string">
            <text:p>citrate-proton symporte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6.5028357632699" calcext:value-type="float">
            <text:p>26.50</text:p>
          </table:table-cell>
          <table:table-cell office:value-type="string" calcext:value-type="string">
            <text:p>rvm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734548" calcext:value-type="float">
            <text:p>2734548</text:p>
          </table:table-cell>
          <table:table-cell office:value-type="float" office:value="2734968" calcext:value-type="float">
            <text:p>273496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2460</text:p>
          </table:table-cell>
          <table:table-cell office:value-type="string" calcext:value-type="string">
            <text:p>enoyl-CoA hydrat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82.927038795707" calcext:value-type="float">
            <text:p>382.9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740048" calcext:value-type="float">
            <text:p>2740048</text:p>
          </table:table-cell>
          <table:table-cell office:value-type="float" office:value="2740342" calcext:value-type="float">
            <text:p>2740342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249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171.721296121982" calcext:value-type="float">
            <text:p>171.7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2809132" calcext:value-type="float">
            <text:p>2809132</text:p>
          </table:table-cell>
          <table:table-cell office:value-type="float" office:value="2809473" calcext:value-type="float">
            <text:p>280947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2765</text:p>
          </table:table-cell>
          <table:table-cell office:value-type="string" calcext:value-type="string">
            <text:p>diguanylate cyc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4.3408453275883" calcext:value-type="float">
            <text:p>84.3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149776" calcext:value-type="float">
            <text:p>3149776</text:p>
          </table:table-cell>
          <table:table-cell office:value-type="float" office:value="3150066" calcext:value-type="float">
            <text:p>3150066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4230</text:p>
          </table:table-cell>
          <table:table-cell office:value-type="string" calcext:value-type="string">
            <text:p>transcriptional regula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8.0483142438048" calcext:value-type="float">
            <text:p>58.0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228400" calcext:value-type="float">
            <text:p>3228400</text:p>
          </table:table-cell>
          <table:table-cell office:value-type="float" office:value="3228939" calcext:value-type="float">
            <text:p>322893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4570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02.303783585064" calcext:value-type="float">
            <text:p>302.3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240575" calcext:value-type="float">
            <text:p>3240575</text:p>
          </table:table-cell>
          <table:table-cell office:value-type="float" office:value="3241027" calcext:value-type="float">
            <text:p>3241027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4630</text:p>
          </table:table-cell>
          <table:table-cell office:value-type="string" calcext:value-type="string">
            <text:p>fimbri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2.426279287036" calcext:value-type="float">
            <text:p>112.4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241907" calcext:value-type="float">
            <text:p>3241907</text:p>
          </table:table-cell>
          <table:table-cell office:value-type="float" office:value="3242373" calcext:value-type="float">
            <text:p>324237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4630</text:p>
          </table:table-cell>
          <table:table-cell office:value-type="string" calcext:value-type="string">
            <text:p>fimbri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6.4359200187057" calcext:value-type="float">
            <text:p>76.4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249771" calcext:value-type="float">
            <text:p>3249771</text:p>
          </table:table-cell>
          <table:table-cell office:value-type="float" office:value="3249971" calcext:value-type="float">
            <text:p>3249971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46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9.5796328911047" calcext:value-type="float">
            <text:p>49.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22168" calcext:value-type="float">
            <text:p>3422168</text:p>
          </table:table-cell>
          <table:table-cell office:value-type="float" office:value="3422389" calcext:value-type="float">
            <text:p>342238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5415</text:p>
          </table:table-cell>
          <table:table-cell office:value-type="string" calcext:value-type="string">
            <text:p>6-phosphogluconolacton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60.8646841946691" calcext:value-type="float">
            <text:p>60.8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31735" calcext:value-type="float">
            <text:p>3431735</text:p>
          </table:table-cell>
          <table:table-cell office:value-type="float" office:value="3431938" calcext:value-type="float">
            <text:p>343193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5435</text:p>
          </table:table-cell>
          <table:table-cell office:value-type="string" calcext:value-type="string">
            <text:p>alpha-amy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.9920274209662" calcext:value-type="float">
            <text:p>15.9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464778" calcext:value-type="float">
            <text:p>3464778</text:p>
          </table:table-cell>
          <table:table-cell office:value-type="float" office:value="3465365" calcext:value-type="float">
            <text:p>346536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5545</text:p>
          </table:table-cell>
          <table:table-cell office:value-type="string" calcext:value-type="string">
            <text:p>methylcrotonoyl-CoA carboxylase</text:p>
          </table:table-cell>
          <table:table-cell office:value-type="string" calcext:value-type="string">
            <text:p>IYO_015550</text:p>
          </table:table-cell>
          <table:table-cell office:value-type="string" calcext:value-type="string">
            <text:p>gamma-carboxygeranoyl-CoA hydratase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155.308985534435" calcext:value-type="float">
            <text:p>155.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612837" calcext:value-type="float">
            <text:p>3612837</text:p>
          </table:table-cell>
          <table:table-cell office:value-type="float" office:value="3613133" calcext:value-type="float">
            <text:p>361313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6200</text:p>
          </table:table-cell>
          <table:table-cell office:value-type="string" calcext:value-type="string">
            <text:p>4-deoxy-4-formamido-L-arabinose-phospho-UDP deformy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90.9723566452655" calcext:value-type="float">
            <text:p>90.9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663522" calcext:value-type="float">
            <text:p>3663522</text:p>
          </table:table-cell>
          <table:table-cell office:value-type="float" office:value="3663728" calcext:value-type="float">
            <text:p>366372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6430</text:p>
          </table:table-cell>
          <table:table-cell office:value-type="string" calcext:value-type="string">
            <text:p>acetyl-CoA carboxy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8.1866447439149" calcext:value-type="float">
            <text:p>28.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786039" calcext:value-type="float">
            <text:p>3786039</text:p>
          </table:table-cell>
          <table:table-cell office:value-type="float" office:value="3786464" calcext:value-type="float">
            <text:p>3786464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6990</text:p>
          </table:table-cell>
          <table:table-cell office:value-type="string" calcext:value-type="string">
            <text:p>amino acid ABC transporter permease</text:p>
          </table:table-cell>
          <table:table-cell office:value-type="string" calcext:value-type="string">
            <text:p>IYO_016995</text:p>
          </table:table-cell>
          <table:table-cell office:value-type="string" calcext:value-type="string">
            <text:p>arginine ABC transporter ATP-binding protein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392.965074107727" calcext:value-type="float">
            <text:p>392.9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796109" calcext:value-type="float">
            <text:p>3796109</text:p>
          </table:table-cell>
          <table:table-cell office:value-type="float" office:value="3796384" calcext:value-type="float">
            <text:p>379638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702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174.144768796204" calcext:value-type="float">
            <text:p>174.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3806517" calcext:value-type="float">
            <text:p>3806517</text:p>
          </table:table-cell>
          <table:table-cell office:value-type="float" office:value="3806702" calcext:value-type="float">
            <text:p>380670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708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2.452554713438" calcext:value-type="float">
            <text:p>42.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039300" calcext:value-type="float">
            <text:p>4039300</text:p>
          </table:table-cell>
          <table:table-cell office:value-type="float" office:value="4039643" calcext:value-type="float">
            <text:p>403964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8175</text:p>
          </table:table-cell>
          <table:table-cell office:value-type="string" calcext:value-type="string">
            <text:p>fimbri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6.0569597430227" calcext:value-type="float">
            <text:p>76.0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075351" calcext:value-type="float">
            <text:p>4075351</text:p>
          </table:table-cell>
          <table:table-cell office:value-type="float" office:value="4075563" calcext:value-type="float">
            <text:p>407556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8330</text:p>
          </table:table-cell>
          <table:table-cell office:value-type="string" calcext:value-type="string">
            <text:p>nucleotide cyc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0.3827168630418" calcext:value-type="float">
            <text:p>20.3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101123" calcext:value-type="float">
            <text:p>4101123</text:p>
          </table:table-cell>
          <table:table-cell office:value-type="float" office:value="4101446" calcext:value-type="float">
            <text:p>410144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8430</text:p>
          </table:table-cell>
          <table:table-cell office:value-type="string" calcext:value-type="string">
            <text:p>PEP synthetase regulatory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14.267932403597" calcext:value-type="float">
            <text:p>214.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143876" calcext:value-type="float">
            <text:p>4143876</text:p>
          </table:table-cell>
          <table:table-cell office:value-type="float" office:value="4144167" calcext:value-type="float">
            <text:p>414416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8595</text:p>
          </table:table-cell>
          <table:table-cell office:value-type="string" calcext:value-type="string">
            <text:p>FAD-binding molybdopterin dehydrogen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03.888014125967" calcext:value-type="float">
            <text:p>103.8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182498" calcext:value-type="float">
            <text:p>4182498</text:p>
          </table:table-cell>
          <table:table-cell office:value-type="float" office:value="4182668" calcext:value-type="float">
            <text:p>418266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8760</text:p>
          </table:table-cell>
          <table:table-cell office:value-type="string" calcext:value-type="string">
            <text:p>glycosyl hydrolase family 3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72.0192317498535" calcext:value-type="float">
            <text:p>72.0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296010" calcext:value-type="float">
            <text:p>4296010</text:p>
          </table:table-cell>
          <table:table-cell office:value-type="float" office:value="4296513" calcext:value-type="float">
            <text:p>4296513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9195</text:p>
          </table:table-cell>
          <table:table-cell office:value-type="string" calcext:value-type="string">
            <text:p>RND transporter</text:p>
          </table:table-cell>
          <table:table-cell office:value-type="string" calcext:value-type="string">
            <text:p>IYO_019200</text:p>
          </table:table-cell>
          <table:table-cell office:value-type="string" calcext:value-type="string">
            <text:p>BNR/Asp-box repeat-containing protein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52.9170547869679" calcext:value-type="float">
            <text:p>52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347701" calcext:value-type="float">
            <text:p>4347701</text:p>
          </table:table-cell>
          <table:table-cell office:value-type="float" office:value="4348589" calcext:value-type="float">
            <text:p>434858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19435</text:p>
          </table:table-cell>
          <table:table-cell office:value-type="string" calcext:value-type="string">
            <text:p>multifunctional fatty acid oxidation complex subunit alpha</text:p>
          </table:table-cell>
          <table:table-cell office:value-type="string" calcext:value-type="string">
            <text:p>IYO_019440</text:p>
          </table:table-cell>
          <table:table-cell office:value-type="string" calcext:value-type="string">
            <text:p>hypothetical protein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399.5504431209" calcext:value-type="float">
            <text:p>399.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403493" calcext:value-type="float">
            <text:p>4403493</text:p>
          </table:table-cell>
          <table:table-cell office:value-type="float" office:value="4403852" calcext:value-type="float">
            <text:p>440385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19675</text:p>
          </table:table-cell>
          <table:table-cell office:value-type="string" calcext:value-type="string">
            <text:p>AraC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817.701528734452" calcext:value-type="float">
            <text:p>817.7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*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478352" calcext:value-type="float">
            <text:p>4478352</text:p>
          </table:table-cell>
          <table:table-cell office:value-type="float" office:value="4479341" calcext:value-type="float">
            <text:p>447934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055</text:p>
          </table:table-cell>
          <table:table-cell office:value-type="string" calcext:value-type="string">
            <text:p>spermidine/putrescine ABC transporter ATP-binding protein</text:p>
          </table:table-cell>
          <table:table-cell office:value-type="string" calcext:value-type="string">
            <text:p>IYO_020050</text:p>
          </table:table-cell>
          <table:table-cell office:value-type="string" calcext:value-type="string">
            <text:p>ABC transporter permease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634.047540557271" calcext:value-type="float">
            <text:p>634.0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542714" calcext:value-type="float">
            <text:p>4542714</text:p>
          </table:table-cell>
          <table:table-cell office:value-type="float" office:value="4542953" calcext:value-type="float">
            <text:p>454295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370</text:p>
          </table:table-cell>
          <table:table-cell office:value-type="string" calcext:value-type="string">
            <text:p>topoisom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71.06474014113" calcext:value-type="float">
            <text:p>171.0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10563" calcext:value-type="float">
            <text:p>4610563</text:p>
          </table:table-cell>
          <table:table-cell office:value-type="float" office:value="4610954" calcext:value-type="float">
            <text:p>4610954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690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193.522332162666" calcext:value-type="float">
            <text:p>193.5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11846" calcext:value-type="float">
            <text:p>4611846</text:p>
          </table:table-cell>
          <table:table-cell office:value-type="float" office:value="4612085" calcext:value-type="float">
            <text:p>461208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690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0.5454162728647" calcext:value-type="float">
            <text:p>30.5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14055" calcext:value-type="float">
            <text:p>4614055</text:p>
          </table:table-cell>
          <table:table-cell office:value-type="float" office:value="4614566" calcext:value-type="float">
            <text:p>4614566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700</text:p>
          </table:table-cell>
          <table:table-cell office:value-type="string" calcext:value-type="string">
            <text:p>peptide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372.794869014207" calcext:value-type="float">
            <text:p>372.7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29511" calcext:value-type="float">
            <text:p>4629511</text:p>
          </table:table-cell>
          <table:table-cell office:value-type="float" office:value="4629768" calcext:value-type="float">
            <text:p>462976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0775</text:p>
          </table:table-cell>
          <table:table-cell office:value-type="string" calcext:value-type="string">
            <text:p>3-phosphoglycerate kin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0.6028123871465" calcext:value-type="float">
            <text:p>40.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31946" calcext:value-type="float">
            <text:p>4631946</text:p>
          </table:table-cell>
          <table:table-cell office:value-type="float" office:value="4632113" calcext:value-type="float">
            <text:p>463211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790</text:p>
          </table:table-cell>
          <table:table-cell office:value-type="string" calcext:value-type="string">
            <text:p>peptidylprolyl isom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.80571332678232" calcext:value-type="float">
            <text:p>3.8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660492" calcext:value-type="float">
            <text:p>4660492</text:p>
          </table:table-cell>
          <table:table-cell office:value-type="float" office:value="4660720" calcext:value-type="float">
            <text:p>466072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0885</text:p>
          </table:table-cell>
          <table:table-cell office:value-type="string" calcext:value-type="string">
            <text:p>diguanylate phosphodiest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0.7079478731819" calcext:value-type="float">
            <text:p>70.7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785630" calcext:value-type="float">
            <text:p>4785630</text:p>
          </table:table-cell>
          <table:table-cell office:value-type="float" office:value="4786004" calcext:value-type="float">
            <text:p>4786004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1460</text:p>
          </table:table-cell>
          <table:table-cell office:value-type="string" calcext:value-type="string">
            <text:p>Lon prote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607.115645503962" calcext:value-type="float">
            <text:p>607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791323" calcext:value-type="float">
            <text:p>4791323</text:p>
          </table:table-cell>
          <table:table-cell office:value-type="float" office:value="4791737" calcext:value-type="float">
            <text:p>4791737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1485</text:p>
          </table:table-cell>
          <table:table-cell office:value-type="string" calcext:value-type="string">
            <text:p>DNA recombination protein RecO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38.154230583105" calcext:value-type="float">
            <text:p>38.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849572" calcext:value-type="float">
            <text:p>4849572</text:p>
          </table:table-cell>
          <table:table-cell office:value-type="float" office:value="4850321" calcext:value-type="float">
            <text:p>485032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1755</text:p>
          </table:table-cell>
          <table:table-cell office:value-type="string" calcext:value-type="string">
            <text:p>beta-D-glucoside glucohydro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13.173390522333" calcext:value-type="float">
            <text:p>413.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872361" calcext:value-type="float">
            <text:p>4872361</text:p>
          </table:table-cell>
          <table:table-cell office:value-type="float" office:value="4872648" calcext:value-type="float">
            <text:p>487264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1830</text:p>
          </table:table-cell>
          <table:table-cell office:value-type="string" calcext:value-type="string">
            <text:p>multidrug transporte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67.870734400808" calcext:value-type="float">
            <text:p>167.8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885752" calcext:value-type="float">
            <text:p>4885752</text:p>
          </table:table-cell>
          <table:table-cell office:value-type="float" office:value="4886090" calcext:value-type="float">
            <text:p>488609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1895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418.577901326414" calcext:value-type="float">
            <text:p>418.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886574" calcext:value-type="float">
            <text:p>4886574</text:p>
          </table:table-cell>
          <table:table-cell office:value-type="float" office:value="4887107" calcext:value-type="float">
            <text:p>488710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1900</text:p>
          </table:table-cell>
          <table:table-cell office:value-type="string" calcext:value-type="string">
            <text:p>membran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og</text:p>
          </table:table-cell>
          <table:table-cell table:style-name="ce96" office:value-type="float" office:value="60.2924306065576" calcext:value-type="float">
            <text:p>60.2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925928" calcext:value-type="float">
            <text:p>4925928</text:p>
          </table:table-cell>
          <table:table-cell office:value-type="float" office:value="4926113" calcext:value-type="float">
            <text:p>492611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209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100.638448478013" calcext:value-type="float">
            <text:p>100.6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4934151" calcext:value-type="float">
            <text:p>4934151</text:p>
          </table:table-cell>
          <table:table-cell office:value-type="float" office:value="4934408" calcext:value-type="float">
            <text:p>493440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2140</text:p>
          </table:table-cell>
          <table:table-cell office:value-type="string" calcext:value-type="string">
            <text:p>SAM-dependent methyl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4.4299864604507" calcext:value-type="float">
            <text:p>74.4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001177" calcext:value-type="float">
            <text:p>5001177</text:p>
          </table:table-cell>
          <table:table-cell office:value-type="float" office:value="5001488" calcext:value-type="float">
            <text:p>5001488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2460</text:p>
          </table:table-cell>
          <table:table-cell office:value-type="string" calcext:value-type="string">
            <text:p>sulfate adenylyltransferase subunit 2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3.315570796998" calcext:value-type="float">
            <text:p>53.3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112985" calcext:value-type="float">
            <text:p>5112985</text:p>
          </table:table-cell>
          <table:table-cell office:value-type="float" office:value="5113212" calcext:value-type="float">
            <text:p>5113212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3000</text:p>
          </table:table-cell>
          <table:table-cell office:value-type="string" calcext:value-type="string">
            <text:p>glycosyl transferase family 1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98.1867020891251" calcext:value-type="float">
            <text:p>98.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152812" calcext:value-type="float">
            <text:p>5152812</text:p>
          </table:table-cell>
          <table:table-cell office:value-type="float" office:value="5153030" calcext:value-type="float">
            <text:p>515303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3180</text:p>
          </table:table-cell>
          <table:table-cell office:value-type="string" calcext:value-type="string">
            <text:p>flavodox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9.6670620569894" calcext:value-type="float">
            <text:p>29.6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160963" calcext:value-type="float">
            <text:p>5160963</text:p>
          </table:table-cell>
          <table:table-cell office:value-type="float" office:value="5161205" calcext:value-type="float">
            <text:p>5161205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3220</text:p>
          </table:table-cell>
          <table:table-cell office:value-type="string" calcext:value-type="string">
            <text:p>integ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Starved</text:p>
          </table:table-cell>
          <table:table-cell table:style-name="ce96" office:value-type="float" office:value="119.657055902209" calcext:value-type="float">
            <text:p>119.66</text:p>
          </table:table-cell>
          <table:table-cell office:value-type="string" calcext:value-type="string">
            <text:p>mv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274626" calcext:value-type="float">
            <text:p>5274626</text:p>
          </table:table-cell>
          <table:table-cell office:value-type="float" office:value="5274934" calcext:value-type="float">
            <text:p>527493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3720</text:p>
          </table:table-cell>
          <table:table-cell office:value-type="string" calcext:value-type="string">
            <text:p>FruA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0.0398971475334" calcext:value-type="float">
            <text:p>70.0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288805" calcext:value-type="float">
            <text:p>5288805</text:p>
          </table:table-cell>
          <table:table-cell office:value-type="float" office:value="5289233" calcext:value-type="float">
            <text:p>528923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377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Rich late log</text:p>
          </table:table-cell>
          <table:table-cell table:style-name="ce96" office:value-type="float" office:value="91.6598598637479" calcext:value-type="float">
            <text:p>91.6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289574" calcext:value-type="float">
            <text:p>5289574</text:p>
          </table:table-cell>
          <table:table-cell office:value-type="float" office:value="5289840" calcext:value-type="float">
            <text:p>528984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3775</text:p>
          </table:table-cell>
          <table:table-cell office:value-type="string" calcext:value-type="string">
            <text:p>tellurium resistance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7.0264119628076" calcext:value-type="float">
            <text:p>47.0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316212" calcext:value-type="float">
            <text:p>5316212</text:p>
          </table:table-cell>
          <table:table-cell office:value-type="float" office:value="5316664" calcext:value-type="float">
            <text:p>531666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3910</text:p>
          </table:table-cell>
          <table:table-cell office:value-type="string" calcext:value-type="string">
            <text:p>transporte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68.6342887187727" calcext:value-type="float">
            <text:p>68.6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328600" calcext:value-type="float">
            <text:p>5328600</text:p>
          </table:table-cell>
          <table:table-cell office:value-type="float" office:value="5329007" calcext:value-type="float">
            <text:p>5329007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3970</text:p>
          </table:table-cell>
          <table:table-cell office:value-type="string" calcext:value-type="string">
            <text:p>chemotaxis protein CheY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6.965790844952" calcext:value-type="float">
            <text:p>86.9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341986" calcext:value-type="float">
            <text:p>5341986</text:p>
          </table:table-cell>
          <table:table-cell office:value-type="float" office:value="5342291" calcext:value-type="float">
            <text:p>534229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4025</text:p>
          </table:table-cell>
          <table:table-cell office:value-type="string" calcext:value-type="string">
            <text:p>peptidase M20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47.316879327253" calcext:value-type="float">
            <text:p>47.3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407959" calcext:value-type="float">
            <text:p>5407959</text:p>
          </table:table-cell>
          <table:table-cell office:value-type="float" office:value="5408321" calcext:value-type="float">
            <text:p>540832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4325</text:p>
          </table:table-cell>
          <table:table-cell office:value-type="string" calcext:value-type="string">
            <text:p>integrating conjugative element relax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45.626854491608" calcext:value-type="float">
            <text:p>145.6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441475" calcext:value-type="float">
            <text:p>5441475</text:p>
          </table:table-cell>
          <table:table-cell office:value-type="float" office:value="5441945" calcext:value-type="float">
            <text:p>544194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4500</text:p>
          </table:table-cell>
          <table:table-cell office:value-type="string" calcext:value-type="string">
            <text:p>chemotaxis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17.698451670871" calcext:value-type="float">
            <text:p>817.7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498772" calcext:value-type="float">
            <text:p>5498772</text:p>
          </table:table-cell>
          <table:table-cell office:value-type="float" office:value="5498949" calcext:value-type="float">
            <text:p>549894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482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1.1764692917673" calcext:value-type="float">
            <text:p>71.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590509" calcext:value-type="float">
            <text:p>5590509</text:p>
          </table:table-cell>
          <table:table-cell office:value-type="float" office:value="5590847" calcext:value-type="float">
            <text:p>5590847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532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84.2784918121372" calcext:value-type="float">
            <text:p>84.2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601902" calcext:value-type="float">
            <text:p>5601902</text:p>
          </table:table-cell>
          <table:table-cell office:value-type="float" office:value="5602174" calcext:value-type="float">
            <text:p>560217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5370</text:p>
          </table:table-cell>
          <table:table-cell office:value-type="string" calcext:value-type="string">
            <text:p>DNA mismatch repair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Starved</text:p>
          </table:table-cell>
          <table:table-cell table:style-name="ce96" office:value-type="float" office:value="104.974981577363" calcext:value-type="float">
            <text:p>104.9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645787" calcext:value-type="float">
            <text:p>5645787</text:p>
          </table:table-cell>
          <table:table-cell office:value-type="float" office:value="5646094" calcext:value-type="float">
            <text:p>5646094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5545</text:p>
          </table:table-cell>
          <table:table-cell office:value-type="string" calcext:value-type="string">
            <text:p>lipid transporter ATP-binding/perme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0.3028241444275" calcext:value-type="float">
            <text:p>50.3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669487" calcext:value-type="float">
            <text:p>5669487</text:p>
          </table:table-cell>
          <table:table-cell office:value-type="float" office:value="5669799" calcext:value-type="float">
            <text:p>566979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5640</text:p>
          </table:table-cell>
          <table:table-cell office:value-type="string" calcext:value-type="string">
            <text:p>ADP-heptose--LPS heptosyltransferase</text:p>
          </table:table-cell>
          <table:table-cell office:value-type="string" calcext:value-type="string">
            <text:p>IYO_025635</text:p>
          </table:table-cell>
          <table:table-cell office:value-type="string" calcext:value-type="string">
            <text:p>ADP-heptose--LPS heptosyltransferase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6.5469478343412" calcext:value-type="float">
            <text:p>36.5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688846" calcext:value-type="float">
            <text:p>5688846</text:p>
          </table:table-cell>
          <table:table-cell office:value-type="float" office:value="5689058" calcext:value-type="float">
            <text:p>568905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5700</text:p>
          </table:table-cell>
          <table:table-cell office:value-type="string" calcext:value-type="string">
            <text:p>alginate ly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81.088577633017" calcext:value-type="float">
            <text:p>181.09</text:p>
          </table:table-cell>
          <table:table-cell office:value-type="string" calcext:value-type="string">
            <text:p>rv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702836" calcext:value-type="float">
            <text:p>5702836</text:p>
          </table:table-cell>
          <table:table-cell office:value-type="float" office:value="5703139" calcext:value-type="float">
            <text:p>5703139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5725</text:p>
          </table:table-cell>
          <table:table-cell office:value-type="string" calcext:value-type="string">
            <text:p>glycosyltransferase sugar-binding domain-conteining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36.5159637705787" calcext:value-type="float">
            <text:p>36.5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823704" calcext:value-type="float">
            <text:p>5823704</text:p>
          </table:table-cell>
          <table:table-cell office:value-type="float" office:value="5823925" calcext:value-type="float">
            <text:p>5823925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628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208.170840748453" calcext:value-type="float">
            <text:p>208.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842192" calcext:value-type="float">
            <text:p>5842192</text:p>
          </table:table-cell>
          <table:table-cell office:value-type="float" office:value="5842851" calcext:value-type="float">
            <text:p>5842851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6350</text:p>
          </table:table-cell>
          <table:table-cell office:value-type="string" calcext:value-type="string">
            <text:p>peptid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818.655977284067" calcext:value-type="float">
            <text:p>818.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*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5880993" calcext:value-type="float">
            <text:p>5880993</text:p>
          </table:table-cell>
          <table:table-cell office:value-type="float" office:value="5881310" calcext:value-type="float">
            <text:p>588131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6510</text:p>
          </table:table-cell>
          <table:table-cell office:value-type="string" calcext:value-type="string">
            <text:p>maltodextrin phosphory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Starved</text:p>
          </table:table-cell>
          <table:table-cell table:style-name="ce96" office:value-type="float" office:value="388.867084520279" calcext:value-type="float">
            <text:p>388.87</text:p>
          </table:table-cell>
          <table:table-cell office:value-type="string" calcext:value-type="string">
            <text:p>rvs,mvs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036454" calcext:value-type="float">
            <text:p>6036454</text:p>
          </table:table-cell>
          <table:table-cell office:value-type="float" office:value="6036771" calcext:value-type="float">
            <text:p>6036771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7205</text:p>
          </table:table-cell>
          <table:table-cell office:value-type="string" calcext:value-type="string">
            <text:p>acetyltransfer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96" office:value-type="float" office:value="271.898963595435" calcext:value-type="float">
            <text:p>271.90</text:p>
          </table:table-cell>
          <table:table-cell office:value-type="string" calcext:value-type="string">
            <text:p>mv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157416" calcext:value-type="float">
            <text:p>6157416</text:p>
          </table:table-cell>
          <table:table-cell office:value-type="float" office:value="6157805" calcext:value-type="float">
            <text:p>6157805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7735</text:p>
          </table:table-cell>
          <table:table-cell office:value-type="string" calcext:value-type="string">
            <text:p>Zn-dependent prote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73.4350791155021" calcext:value-type="float">
            <text:p>73.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297086" calcext:value-type="float">
            <text:p>6297086</text:p>
          </table:table-cell>
          <table:table-cell office:value-type="float" office:value="6297385" calcext:value-type="float">
            <text:p>6297385</text:p>
          </table:table-cell>
          <table:table-cell office:value-type="string" calcext:value-type="string">
            <text:p>+</text:p>
          </table:table-cell>
          <table:table-cell table:style-name="ce93" office:value-type="string" calcext:value-type="string">
            <text:p>IYO_028410</text:p>
          </table:table-cell>
          <table:table-cell office:value-type="string" calcext:value-type="string">
            <text:p>Fic family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4.2038679878064" calcext:value-type="float">
            <text:p>24.2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307815" calcext:value-type="float">
            <text:p>6307815</text:p>
          </table:table-cell>
          <table:table-cell office:value-type="float" office:value="6308150" calcext:value-type="float">
            <text:p>6308150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8460</text:p>
          </table:table-cell>
          <table:table-cell office:value-type="string" calcext:value-type="string">
            <text:p>NADP-dependent oxidoreduct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2.827223789832" calcext:value-type="float">
            <text:p>152.8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389976" calcext:value-type="float">
            <text:p>6389976</text:p>
          </table:table-cell>
          <table:table-cell office:value-type="float" office:value="6390293" calcext:value-type="float">
            <text:p>639029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88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234.279262558098" calcext:value-type="float">
            <text:p>234.2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P011972.2</text:p>
          </table:table-cell>
          <table:table-cell office:value-type="float" office:value="6521514" calcext:value-type="float">
            <text:p>6521514</text:p>
          </table:table-cell>
          <table:table-cell office:value-type="float" office:value="6521858" calcext:value-type="float">
            <text:p>6521858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9310</text:p>
          </table:table-cell>
          <table:table-cell office:value-type="string" calcext:value-type="string">
            <text:p>glycoside hydrolase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15.620212216658" calcext:value-type="float">
            <text:p>115.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b|CP011973.1|</text:p>
          </table:table-cell>
          <table:table-cell office:value-type="float" office:value="6317" calcext:value-type="float">
            <text:p>6317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9530</text:p>
          </table:table-cell>
          <table:table-cell office:value-type="string" calcext:value-type="string">
            <text:p>conjugal transfer protei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3.1881126758169" calcext:value-type="float">
            <text:p>13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b|CP011973.1|</text:p>
          </table:table-cell>
          <table:table-cell office:value-type="float" office:value="40066" calcext:value-type="float">
            <text:p>40066</text:p>
          </table:table-cell>
          <table:table-cell office:value-type="float" office:value="40342" calcext:value-type="float">
            <text:p>4034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9710</text:p>
          </table:table-cell>
          <table:table-cell office:value-type="string" calcext:value-type="string">
            <text:p>type III effector HopAV1 with virD4 C-terminal fusion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50.6924875210526" calcext:value-type="float">
            <text:p>50.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b|CP011973.1|</text:p>
          </table:table-cell>
          <table:table-cell office:value-type="float" office:value="44671" calcext:value-type="float">
            <text:p>44671</text:p>
          </table:table-cell>
          <table:table-cell office:value-type="float" office:value="45024" calcext:value-type="float">
            <text:p>45024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972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40.771540632282" calcext:value-type="float">
            <text:p>140.7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b|CP011973.1|</text:p>
          </table:table-cell>
          <table:table-cell office:value-type="float" office:value="55745" calcext:value-type="float">
            <text:p>55745</text:p>
          </table:table-cell>
          <table:table-cell office:value-type="float" office:value="55942" calcext:value-type="float">
            <text:p>55942</text:p>
          </table:table-cell>
          <table:table-cell office:value-type="string" calcext:value-type="string">
            <text:p>-</text:p>
          </table:table-cell>
          <table:table-cell table:style-name="ce93" office:value-type="string" calcext:value-type="string">
            <text:p>IYO_029795</text:p>
          </table:table-cell>
          <table:table-cell office:value-type="string" calcext:value-type="string">
            <text:p>type III effector HopAU1</text:p>
          </table:table-cell>
          <table:table-cell table:number-columns-repeated="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6" office:value-type="float" office:value="159.333966542533" calcext:value-type="float">
            <text:p>159.3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*= high expression</text:p>
          </table:table-cell>
          <table:table-cell/>
        </table:table-row>
        <table:table-row table:style-name="ro1" table:number-rows-repeated="10484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candidate_selection.A2:candidate_selection.J7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ignificant_DE.A24:significant_DE.H96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candidate_curation.A1:candidate_curation.S33">
          <table:sort>
            <table:sort-by table:field-number="14" table:data-type="automatic"/>
            <table:sort-by table:field-number="12" table:data-type="automatic"/>
            <table:sort-by table:field-number="2" table:order="descending" table:data-type="automatic"/>
          </table:sort>
        </table:database-range>
        <table:database-range table:name="__Anonymous_Sheet_DB__3" table:target-range-address="antisense_exp.A3:antisense_exp.O1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3" loext:min-decimal-places="1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1:52:36.075405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4:46:58.326993545</meta:creation-date>
    <dc:date>2019-12-13T11:54:21.895858908</dc:date>
    <meta:editing-duration>P4DT5H44M56S</meta:editing-duration>
    <meta:editing-cycles>24</meta:editing-cycles>
    <meta:generator>LibreOffice/6.0.7.3$Linux_X86_64 LibreOffice_project/00m0$Build-3</meta:generator>
    <meta:document-statistic meta:table-count="4" meta:cell-count="3189" meta:object-count="0"/>
  </office:meta>
</office:document-meta>
</file>